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100000010000029B0000017988E25845.png" manifest:media-type="image/png"/>
  <manifest:file-entry manifest:full-path="Object 11/Pictures/20000006000044D2000026D00797457D.svm" manifest:media-type="image/x-svm"/>
  <manifest:file-entry manifest:full-path="Object 1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Pictures/100000010000029B0000017988E25845.png" manifest:media-type="image/png"/>
  <manifest:file-entry manifest:full-path="Object 12/Pictures/20000006000044D2000026D00797457D.svm" manifest:media-type="image/x-svm"/>
  <manifest:file-entry manifest:full-path="Object 1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0.7661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1.5811in"/>
    </style:style>
    <style:style style:name="co9" style:family="table-column">
      <style:table-column-properties fo:break-before="auto" style:column-width="1.2917in"/>
    </style:style>
    <style:style style:name="co10" style:family="table-column">
      <style:table-column-properties fo:break-before="auto" style:column-width="0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fo:background-color="#65095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NN" table:style-name="ta1">
        <table:table-column table:style-name="co1" table:default-cell-style-name="ce3"/>
        <table:table-column table:style-name="co1" table:number-columns-repeated="4" table:default-cell-style-name="ce21"/>
        <table:table-column table:style-name="co2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  <table:table-cell>
            <draw:frame draw:z-index="0" draw:style-name="gr1" draw:text-style-name="P1" svg:width="6.9354in" svg:height="3.911in" svg:x="0.8346in" svg:y="0in">
              <draw:object draw:notify-on-update-of-ranges="FNN.A3:FNN.A6 FNN.A1:FNN.A1 FNN.D3:FNN.D6 FNN.A8:FNN.A8 FNN.D10:FNN.D13 FNN.A15:FNN.A15 FNN.D17:FNN.D20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0250372487943906" calcext:value-type="float">
            <text:p>0.002504</text:p>
          </table:table-cell>
          <table:table-cell office:value-type="float" office:value="6.28605768514696" calcext:value-type="float">
            <text:p>6.286058</text:p>
          </table:table-cell>
          <table:table-cell office:value-type="float" office:value="2.34903368537899" calcext:value-type="float">
            <text:p>2.349034</text:p>
          </table:table-cell>
          <table:table-cell office:value-type="float" office:value="1.55963330773497" calcext:value-type="float">
            <text:p>1.559633</text:p>
          </table:table-cell>
          <table:table-cell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8553964942287" calcext:value-type="float">
            <text:p>0.008554</text:p>
          </table:table-cell>
          <table:table-cell office:value-type="float" office:value="6.01423459213113" calcext:value-type="float">
            <text:p>6.014235</text:p>
          </table:table-cell>
          <table:table-cell office:value-type="float" office:value="1.84577995198421" calcext:value-type="float">
            <text:p>1.845780</text:p>
          </table:table-cell>
          <table:table-cell office:value-type="float" office:value="0.948462211217614" calcext:value-type="float">
            <text:p>0.948462</text:p>
          </table:table-cell>
          <table:table-cell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136218058628401" calcext:value-type="float">
            <text:p>0.000014</text:p>
          </table:table-cell>
          <table:table-cell office:value-type="float" office:value="1.61228271215809" calcext:value-type="float">
            <text:p>1.612283</text:p>
          </table:table-cell>
          <table:table-cell office:value-type="float" office:value="0.294492164427591" calcext:value-type="float">
            <text:p>0.294492</text:p>
          </table:table-cell>
          <table:table-cell office:value-type="float" office:value="0.221204951124068" calcext:value-type="float">
            <text:p>0.221205</text:p>
          </table:table-cell>
          <table:table-cell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107665651327693" calcext:value-type="float">
            <text:p>0.000001</text:p>
          </table:table-cell>
          <table:table-cell office:value-type="float" office:value="1.42565670709566" calcext:value-type="float">
            <text:p>1.425657</text:p>
          </table:table-cell>
          <table:table-cell office:value-type="float" office:value="0.208130598013136" calcext:value-type="float">
            <text:p>0.208131</text:p>
          </table:table-cell>
          <table:table-cell office:value-type="float" office:value="0.175281349826843" calcext:value-type="float">
            <text:p>0.175281</text:p>
          </table:table-cell>
          <table:table-cell/>
        </table:table-row>
        <table:table-row table:style-name="ro1">
          <table:table-cell table:style-name="ce19"/>
          <table:table-cell table:style-name="ce22" table:number-columns-repeated="4"/>
          <table:table-cell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  <table:table-cell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0056023625601398" calcext:value-type="float">
            <text:p>0.000560</text:p>
          </table:table-cell>
          <table:table-cell office:value-type="float" office:value="8.91560914046519" calcext:value-type="float">
            <text:p>8.915609</text:p>
          </table:table-cell>
          <table:table-cell office:value-type="float" office:value="2.58761386101353" calcext:value-type="float">
            <text:p>2.587614</text:p>
          </table:table-cell>
          <table:table-cell office:value-type="float" office:value="1.80792304769538" calcext:value-type="float">
            <text:p>1.807923</text:p>
          </table:table-cell>
          <table:table-cell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394231439241111" calcext:value-type="float">
            <text:p>0.000394</text:p>
          </table:table-cell>
          <table:table-cell office:value-type="float" office:value="5.04299553823063" calcext:value-type="float">
            <text:p>5.042996</text:p>
          </table:table-cell>
          <table:table-cell office:value-type="float" office:value="0.895920005450218" calcext:value-type="float">
            <text:p>0.895920</text:p>
          </table:table-cell>
          <table:table-cell office:value-type="float" office:value="0.754652783221603" calcext:value-type="float">
            <text:p>0.754653</text:p>
          </table:table-cell>
          <table:table-cell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108078533713751" calcext:value-type="float">
            <text:p>0.000011</text:p>
          </table:table-cell>
          <table:table-cell office:value-type="float" office:value="1.91687688129666" calcext:value-type="float">
            <text:p>1.916877</text:p>
          </table:table-cell>
          <table:table-cell office:value-type="float" office:value="0.420154203142571" calcext:value-type="float">
            <text:p>0.420154</text:p>
          </table:table-cell>
          <table:table-cell office:value-type="float" office:value="0.311480659148543" calcext:value-type="float">
            <text:p>0.311481</text:p>
          </table:table-cell>
          <table:table-cell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36222228555027" calcext:value-type="float">
            <text:p>0.000014</text:p>
          </table:table-cell>
          <table:table-cell office:value-type="float" office:value="1.59949885511791" calcext:value-type="float">
            <text:p>1.599499</text:p>
          </table:table-cell>
          <table:table-cell office:value-type="float" office:value="0.381138955760035" calcext:value-type="float">
            <text:p>0.381139</text:p>
          </table:table-cell>
          <table:table-cell office:value-type="float" office:value="0.268702976946449" calcext:value-type="float">
            <text:p>0.268703</text:p>
          </table:table-cell>
          <table:table-cell/>
        </table:table-row>
        <table:table-row table:style-name="ro1">
          <table:table-cell table:style-name="ce19"/>
          <table:table-cell table:style-name="ce22" table:number-columns-repeated="4"/>
          <table:table-cell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  <table:table-cell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429941894509192" calcext:value-type="float">
            <text:p>0.042994</text:p>
          </table:table-cell>
          <table:table-cell office:value-type="float" office:value="11.0721307302278" calcext:value-type="float">
            <text:p>11.072131</text:p>
          </table:table-cell>
          <table:table-cell office:value-type="float" office:value="3.67074509534453" calcext:value-type="float">
            <text:p>3.670745</text:p>
          </table:table-cell>
          <table:table-cell office:value-type="float" office:value="2.46687586693521" calcext:value-type="float">
            <text:p>2.466876</text:p>
          </table:table-cell>
          <table:table-cell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429777946735044" calcext:value-type="float">
            <text:p>0.000430</text:p>
          </table:table-cell>
          <table:table-cell office:value-type="float" office:value="16.1265898805928" calcext:value-type="float">
            <text:p>16.126590</text:p>
          </table:table-cell>
          <table:table-cell office:value-type="float" office:value="3.44953302422668" calcext:value-type="float">
            <text:p>3.449533</text:p>
          </table:table-cell>
          <table:table-cell office:value-type="float" office:value="2.35288031943738" calcext:value-type="float">
            <text:p>2.352880</text:p>
          </table:table-cell>
          <table:table-cell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907849508934078" calcext:value-type="float">
            <text:p>0.000908</text:p>
          </table:table-cell>
          <table:table-cell office:value-type="float" office:value="12.2408629967755" calcext:value-type="float">
            <text:p>12.240863</text:p>
          </table:table-cell>
          <table:table-cell office:value-type="float" office:value="2.41565028050017" calcext:value-type="float">
            <text:p>2.415650</text:p>
          </table:table-cell>
          <table:table-cell office:value-type="float" office:value="1.59305619512912" calcext:value-type="float">
            <text:p>1.593056</text:p>
          </table:table-cell>
          <table:table-cell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285023473978185" calcext:value-type="float">
            <text:p>0.000029</text:p>
          </table:table-cell>
          <table:table-cell office:value-type="float" office:value="9.36535525270216" calcext:value-type="float">
            <text:p>9.365355</text:p>
          </table:table-cell>
          <table:table-cell office:value-type="float" office:value="2.09928263777893" calcext:value-type="float">
            <text:p>2.099283</text:p>
          </table:table-cell>
          <table:table-cell office:value-type="float" office:value="1.41619435024293" calcext:value-type="float">
            <text:p>1.416194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ce20"/>
          <table:table-cell table:style-name="ce23" table:number-columns-repeated="4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>
            <draw:frame draw:z-index="1" draw:name="k artimiausių kaimynų metodo rezultatai (k = ą) 13" draw:style-name="gr1" draw:text-style-name="P1" svg:width="6.9354in" svg:height="3.911in" svg:x="0.8587in" svg:y="0.0319in">
              <draw:object draw:notify-on-update-of-ranges="FNN.A3:FNN.A6 FNN.A1:FNN.A1 FNN.E3:FNN.E6 FNN.A8:FNN.A8 FNN.E10:FNN.E13 FNN.A15:FNN.A15 FNN.E17:FNN.E20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</table:table-row>
      </table:table>
      <table:table table:name="1NN" table:style-name="ta1">
        <table:shapes>
          <draw:frame draw:z-index="0" draw:name="k artimiausių kaimynų metodo rezultatai (k = ą)" draw:style-name="gr1" draw:text-style-name="P1" svg:width="6.9354in" svg:height="3.911in" svg:x="12.2272in" svg:y="0in">
            <draw:object draw:notify-on-update-of-ranges="1NN.A19:1NN.A23 1NN.A1:1NN.A1 1NN.D3:1NN.D7 1NN.A9:1NN.A9 1NN.D11:1NN.D15 1NN.A17:1NN.A17 1NN.D19:1NN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3"/>
        <table:table-column table:style-name="co4" table:default-cell-style-name="ce21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k = 1, mean = 0, std = 0</text:p>
          </table:table-cell>
          <table:covered-table-cell table:number-columns-repeated="4" table:style-name="ce3"/>
          <table:table-cell/>
          <table:table-cell table:style-name="ce10" office:value-type="string" calcext:value-type="string" table:number-columns-spanned="3" table:number-rows-spanned="1">
            <text:p>Vidurkio pokytis</text:p>
          </table:table-cell>
          <table:covered-table-cell table:style-name="ce12"/>
          <table:covered-table-cell table:style-name="ce15"/>
          <table:table-cell table:number-columns-repeated="8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/>
          <table:table-cell table:style-name="ce11" office:value-type="string" calcext:value-type="string">
            <text:p>Taškų kiekis</text:p>
          </table:table-cell>
          <table:table-cell table:style-name="ce13" office:value-type="string" calcext:value-type="string">
            <text:p>Kartais</text:p>
          </table:table-cell>
          <table:table-cell table:style-name="ce13" office:value-type="string" calcext:value-type="string">
            <text:p>Procenta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08183969493885" calcext:value-type="float">
            <text:p>0.008184</text:p>
          </table:table-cell>
          <table:table-cell office:value-type="float" office:value="17.5663304193515" calcext:value-type="float">
            <text:p>17.566330</text:p>
          </table:table-cell>
          <table:table-cell office:value-type="float" office:value="5.03516421755456" calcext:value-type="float">
            <text:p>5.035164</text:p>
          </table:table-cell>
          <table:table-cell office:value-type="float" office:value="3.79530686309855" calcext:value-type="float">
            <text:p>3.795307</text:p>
          </table:table-cell>
          <table:table-cell/>
          <table:table-cell table:style-name="ce3" office:value-type="string" calcext:value-type="string">
            <text:p>1 000 – 10 000</text:p>
          </table:table-cell>
          <table:table-cell table:style-name="ce3" table:formula="of:= [.D3] / [.D4]" office:value-type="float" office:value="1.67317624033388" calcext:value-type="float">
            <text:p>1.67317624033388</text:p>
          </table:table-cell>
          <table:table-cell table:style-name="ce3" table:formula="of:= ([.D4] - [.D3]) / [.D3] * 100" office:value-type="float" office:value="-40.2334329227356" calcext:value-type="float">
            <text:p>-40.2334329227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196789411280562" calcext:value-type="float">
            <text:p>0.001968</text:p>
          </table:table-cell>
          <table:table-cell office:value-type="float" office:value="18.1304068489546" calcext:value-type="float">
            <text:p>18.130407</text:p>
          </table:table-cell>
          <table:table-cell office:value-type="float" office:value="3.00934479953516" calcext:value-type="float">
            <text:p>3.009345</text:p>
          </table:table-cell>
          <table:table-cell office:value-type="float" office:value="2.38349581058909" calcext:value-type="float">
            <text:p>2.383496</text:p>
          </table:table-cell>
          <table:table-cell/>
          <table:table-cell table:style-name="ce3" office:value-type="string" calcext:value-type="string">
            <text:p>10 000 – 100 000</text:p>
          </table:table-cell>
          <table:table-cell table:style-name="ce3" table:formula="of:= [.D4] / [.D5]" office:value-type="float" office:value="1.7531036471519" calcext:value-type="float">
            <text:p>1.7531036471519</text:p>
          </table:table-cell>
          <table:table-cell table:style-name="ce3" table:formula="of:= ([.D5] - [.D4]) / [.D4] * 100" office:value-type="float" office:value="-42.9583070216868" calcext:value-type="float">
            <text:p>-42.9583070216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42090899218894" calcext:value-type="float">
            <text:p>0.000242</text:p>
          </table:table-cell>
          <table:table-cell office:value-type="float" office:value="10.7598981396721" calcext:value-type="float">
            <text:p>10.759898</text:p>
          </table:table-cell>
          <table:table-cell office:value-type="float" office:value="1.71658122120968" calcext:value-type="float">
            <text:p>1.716581</text:p>
          </table:table-cell>
          <table:table-cell office:value-type="float" office:value="1.33912904378747" calcext:value-type="float">
            <text:p>1.339129</text:p>
          </table:table-cell>
          <table:table-cell/>
          <table:table-cell table:style-name="ce3" office:value-type="string" calcext:value-type="string">
            <text:p>100 000 – 1 000 000</text:p>
          </table:table-cell>
          <table:table-cell table:style-name="ce3" table:formula="of:= [.D5] / [.D6]" office:value-type="float" office:value="1.79516607206831" calcext:value-type="float">
            <text:p>1.79516607206831</text:p>
          </table:table-cell>
          <table:table-cell table:style-name="ce3" table:formula="of:= ([.D6] - [.D5]) / [.D5] * 100" office:value-type="float" office:value="-44.294847392707" calcext:value-type="float">
            <text:p>-44.294847392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644747483136143" calcext:value-type="float">
            <text:p>0.000006</text:p>
          </table:table-cell>
          <table:table-cell office:value-type="float" office:value="6.51214778775081" calcext:value-type="float">
            <text:p>6.512148</text:p>
          </table:table-cell>
          <table:table-cell office:value-type="float" office:value="0.956224188902987" calcext:value-type="float">
            <text:p>0.956224</text:p>
          </table:table-cell>
          <table:table-cell office:value-type="float" office:value="0.738658012873806" calcext:value-type="float">
            <text:p>0.738658</text:p>
          </table:table-cell>
          <table:table-cell/>
          <table:table-cell table:style-name="ce3" office:value-type="string" calcext:value-type="string">
            <text:p>1 000 000 – 10 000 000</text:p>
          </table:table-cell>
          <table:table-cell table:style-name="ce3" table:formula="of:= [.D6] / [.D7]" office:value-type="float" office:value="1.77998526277999" calcext:value-type="float">
            <text:p>1.77998526277999</text:p>
          </table:table-cell>
          <table:table-cell table:style-name="ce3" table:formula="of:= ([.D7] - [.D6]) / [.D6] * 100" office:value-type="float" office:value="-43.8197595839532" calcext:value-type="float">
            <text:p>-43.8197595839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426479921600276" calcext:value-type="float">
            <text:p>0.000000</text:p>
          </table:table-cell>
          <table:table-cell office:value-type="float" office:value="3.88490765187976" calcext:value-type="float">
            <text:p>3.884908</text:p>
          </table:table-cell>
          <table:table-cell office:value-type="float" office:value="0.537209048242092" calcext:value-type="float">
            <text:p>0.537209</text:p>
          </table:table-cell>
          <table:table-cell office:value-type="float" office:value="0.413533756254113" calcext:value-type="float">
            <text:p>0.413534</text:p>
          </table:table-cell>
          <table:table-cell/>
          <table:table-cell table:style-name="ce20"/>
          <table:table-cell table:style-name="ce14"/>
          <table:table-cell table:style-name="ce18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5" table:number-rows-spanned="1">
            <text:p>k = 1, mean = 0, std = 0.5</text:p>
          </table:table-cell>
          <table:covered-table-cell table:number-columns-repeated="4" table:style-name="ce3"/>
          <table:table-cell table:number-columns-repeated="1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848320871129767" calcext:value-type="float">
            <text:p>0.084832</text:p>
          </table:table-cell>
          <table:table-cell office:value-type="float" office:value="19.3606560490899" calcext:value-type="float">
            <text:p>19.360656</text:p>
          </table:table-cell>
          <table:table-cell office:value-type="float" office:value="4.89183713184142" calcext:value-type="float">
            <text:p>4.891837</text:p>
          </table:table-cell>
          <table:table-cell office:value-type="float" office:value="3.95019831350998" calcext:value-type="float">
            <text:p>3.9501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62031745447544" calcext:value-type="float">
            <text:p>0.002620</text:p>
          </table:table-cell>
          <table:table-cell office:value-type="float" office:value="17.3994848047253" calcext:value-type="float">
            <text:p>17.399485</text:p>
          </table:table-cell>
          <table:table-cell office:value-type="float" office:value="3.10802484143837" calcext:value-type="float">
            <text:p>3.108025</text:p>
          </table:table-cell>
          <table:table-cell office:value-type="float" office:value="2.50732921989986" calcext:value-type="float">
            <text:p>2.5073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70847212917613" calcext:value-type="float">
            <text:p>0.000071</text:p>
          </table:table-cell>
          <table:table-cell office:value-type="float" office:value="10.2929523631348" calcext:value-type="float">
            <text:p>10.292952</text:p>
          </table:table-cell>
          <table:table-cell office:value-type="float" office:value="1.76943876115558" calcext:value-type="float">
            <text:p>1.769439</text:p>
          </table:table-cell>
          <table:table-cell office:value-type="float" office:value="1.37775342527886" calcext:value-type="float">
            <text:p>1.3777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623486468853685" calcext:value-type="float">
            <text:p>0.000006</text:p>
          </table:table-cell>
          <table:table-cell office:value-type="float" office:value="7.13706127796652" calcext:value-type="float">
            <text:p>7.137061</text:p>
          </table:table-cell>
          <table:table-cell office:value-type="float" office:value="1.03985888274123" calcext:value-type="float">
            <text:p>1.039859</text:p>
          </table:table-cell>
          <table:table-cell office:value-type="float" office:value="0.796831544570543" calcext:value-type="float">
            <text:p>0.7968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241792342947633" calcext:value-type="float">
            <text:p>0.000002</text:p>
          </table:table-cell>
          <table:table-cell office:value-type="float" office:value="4.5223513529872" calcext:value-type="float">
            <text:p>4.522351</text:p>
          </table:table-cell>
          <table:table-cell office:value-type="float" office:value="0.67096612214935" calcext:value-type="float">
            <text:p>0.670966</text:p>
          </table:table-cell>
          <table:table-cell office:value-type="float" office:value="0.510499234613159" calcext:value-type="float">
            <text:p>0.510499</text:p>
          </table:table-cell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5" table:number-rows-spanned="1">
            <text:p>k = 1, mean = 0, std = 5</text:p>
          </table:table-cell>
          <table:covered-table-cell table:number-columns-repeated="4" table:style-name="ce3"/>
          <table:table-cell table:number-columns-repeated="1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281333396035055" calcext:value-type="float">
            <text:p>0.028133</text:p>
          </table:table-cell>
          <table:table-cell office:value-type="float" office:value="20.5653728922295" calcext:value-type="float">
            <text:p>20.565373</text:p>
          </table:table-cell>
          <table:table-cell office:value-type="float" office:value="6.66425180270722" calcext:value-type="float">
            <text:p>6.664252</text:p>
          </table:table-cell>
          <table:table-cell office:value-type="float" office:value="5.07357424062086" calcext:value-type="float">
            <text:p>5.0735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164319214687083" calcext:value-type="float">
            <text:p>0.016432</text:p>
          </table:table-cell>
          <table:table-cell office:value-type="float" office:value="26.4626127369997" calcext:value-type="float">
            <text:p>26.462613</text:p>
          </table:table-cell>
          <table:table-cell office:value-type="float" office:value="5.06878040510915" calcext:value-type="float">
            <text:p>5.068780</text:p>
          </table:table-cell>
          <table:table-cell office:value-type="float" office:value="3.84236445017057" calcext:value-type="float">
            <text:p>3.842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64596869486877" calcext:value-type="float">
            <text:p>0.000646</text:p>
          </table:table-cell>
          <table:table-cell office:value-type="float" office:value="22.410558370644" calcext:value-type="float">
            <text:p>22.410558</text:p>
          </table:table-cell>
          <table:table-cell office:value-type="float" office:value="4.37607952839942" calcext:value-type="float">
            <text:p>4.376080</text:p>
          </table:table-cell>
          <table:table-cell office:value-type="float" office:value="3.28851152634131" calcext:value-type="float">
            <text:p>3.288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193034310370876" calcext:value-type="float">
            <text:p>0.000193</text:p>
          </table:table-cell>
          <table:table-cell office:value-type="float" office:value="22.4443413753649" calcext:value-type="float">
            <text:p>22.444341</text:p>
          </table:table-cell>
          <table:table-cell office:value-type="float" office:value="4.10351432155087" calcext:value-type="float">
            <text:p>4.103514</text:p>
          </table:table-cell>
          <table:table-cell office:value-type="float" office:value="3.1025121013051" calcext:value-type="float">
            <text:p>3.102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134743651862834" calcext:value-type="float">
            <text:p>0.000013</text:p>
          </table:table-cell>
          <table:table-cell office:value-type="float" office:value="24.9461026773572" calcext:value-type="float">
            <text:p>24.946103</text:p>
          </table:table-cell>
          <table:table-cell office:value-type="float" office:value="4.0297596994612" calcext:value-type="float">
            <text:p>4.029760</text:p>
          </table:table-cell>
          <table:table-cell office:value-type="float" office:value="3.04335357975418" calcext:value-type="float">
            <text:p>3.043354</text:p>
          </table:table-cell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9"/>
          <table:table-cell>
            <draw:frame draw:z-index="1" draw:name="k artimiausių kaimynų metodo rezultatai (k = ą) 1" draw:style-name="gr1" draw:text-style-name="P1" svg:width="6.9354in" svg:height="3.911in" svg:x="0.6016in" svg:y="0.1244in">
              <draw:object draw:notify-on-update-of-ranges="1NN.A19:1NN.A23 1NN.A1:1NN.A1 1NN.E3:1NN.E7 1NN.A9:1NN.A9 1NN.E11:1NN.E15 1NN.A17:1NN.A17 1NN.E19:1NN.E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</table:table>
      <table:table table:name="2NN" table:style-name="ta1">
        <table:table-column table:style-name="co1" table:default-cell-style-name="ce3"/>
        <table:table-column table:style-name="co1" table:number-columns-repeated="4" table:default-cell-style-name="ce21"/>
        <table:table-column table:style-name="co2" table:number-columns-repeated="2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k = 2, mean = 0, std = 0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>
            <draw:frame draw:z-index="0" draw:name="k artimiausių kaimynų metodo rezultatai (k = ą) 2" draw:style-name="gr1" draw:text-style-name="P1" svg:width="6.9354in" svg:height="3.911in" svg:x="0.8618in" svg:y="0.0102in">
              <draw:object draw:notify-on-update-of-ranges="2NN.A19:2NN.A23 2NN.A1:2NN.A1 2NN.D3:2NN.D7 2NN.A9:2NN.A9 2NN.D11:2NN.D15 2NN.A17:2NN.A17 2NN.D19:2NN.D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000453159895883459" calcext:value-type="float">
            <text:p>0.000045</text:p>
          </table:table-cell>
          <table:table-cell office:value-type="float" office:value="21.5067997694" calcext:value-type="float">
            <text:p>21.506800</text:p>
          </table:table-cell>
          <table:table-cell office:value-type="float" office:value="5.23277505337305" calcext:value-type="float">
            <text:p>5.232775</text:p>
          </table:table-cell>
          <table:table-cell office:value-type="float" office:value="4.20439089901436" calcext:value-type="float">
            <text:p>4.204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119055234892471" calcext:value-type="float">
            <text:p>0.011906</text:p>
          </table:table-cell>
          <table:table-cell office:value-type="float" office:value="19.3358535496164" calcext:value-type="float">
            <text:p>19.335854</text:p>
          </table:table-cell>
          <table:table-cell office:value-type="float" office:value="2.48756093361668" calcext:value-type="float">
            <text:p>2.487561</text:p>
          </table:table-cell>
          <table:table-cell office:value-type="float" office:value="2.04145230215769" calcext:value-type="float">
            <text:p>2.041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591946740797766" calcext:value-type="float">
            <text:p>0.000059</text:p>
          </table:table-cell>
          <table:table-cell office:value-type="float" office:value="10.1032348239518" calcext:value-type="float">
            <text:p>10.103235</text:p>
          </table:table-cell>
          <table:table-cell office:value-type="float" office:value="1.37334922303784" calcext:value-type="float">
            <text:p>1.373349</text:p>
          </table:table-cell>
          <table:table-cell office:value-type="float" office:value="1.14300370161594" calcext:value-type="float">
            <text:p>1.143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49514684792962" calcext:value-type="float">
            <text:p>0.000015</text:p>
          </table:table-cell>
          <table:table-cell office:value-type="float" office:value="6.03635237580825" calcext:value-type="float">
            <text:p>6.036352</text:p>
          </table:table-cell>
          <table:table-cell office:value-type="float" office:value="0.755571874920296" calcext:value-type="float">
            <text:p>0.755572</text:p>
          </table:table-cell>
          <table:table-cell office:value-type="float" office:value="0.615539324848118" calcext:value-type="float">
            <text:p>0.615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646239621815425" calcext:value-type="float">
            <text:p>0.000001</text:p>
          </table:table-cell>
          <table:table-cell office:value-type="float" office:value="3.58457024567556" calcext:value-type="float">
            <text:p>3.584570</text:p>
          </table:table-cell>
          <table:table-cell office:value-type="float" office:value="0.421216405998403" calcext:value-type="float">
            <text:p>0.421216</text:p>
          </table:table-cell>
          <table:table-cell office:value-type="float" office:value="0.341285497108693" calcext:value-type="float">
            <text:p>0.341285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6" office:value-type="string" calcext:value-type="string" table:number-columns-spanned="5" table:number-rows-spanned="1">
            <text:p>k = 2, mean = 0, std = 0.5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103427901790454" calcext:value-type="float">
            <text:p>0.010343</text:p>
          </table:table-cell>
          <table:table-cell office:value-type="float" office:value="21.1950135662586" calcext:value-type="float">
            <text:p>21.195014</text:p>
          </table:table-cell>
          <table:table-cell office:value-type="float" office:value="4.25424827087984" calcext:value-type="float">
            <text:p>4.254248</text:p>
          </table:table-cell>
          <table:table-cell office:value-type="float" office:value="3.85136174588018" calcext:value-type="float">
            <text:p>3.851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483288538631" calcext:value-type="float">
            <text:p>0.002483</text:p>
          </table:table-cell>
          <table:table-cell office:value-type="float" office:value="13.437876536864" calcext:value-type="float">
            <text:p>13.437877</text:p>
          </table:table-cell>
          <table:table-cell office:value-type="float" office:value="2.60862935715752" calcext:value-type="float">
            <text:p>2.608629</text:p>
          </table:table-cell>
          <table:table-cell office:value-type="float" office:value="2.10555025692672" calcext:value-type="float">
            <text:p>2.105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69343003676659" calcext:value-type="float">
            <text:p>0.000169</text:p>
          </table:table-cell>
          <table:table-cell office:value-type="float" office:value="11.6409028055001" calcext:value-type="float">
            <text:p>11.640903</text:p>
          </table:table-cell>
          <table:table-cell office:value-type="float" office:value="1.38405704603661" calcext:value-type="float">
            <text:p>1.384057</text:p>
          </table:table-cell>
          <table:table-cell office:value-type="float" office:value="1.13133370969994" calcext:value-type="float">
            <text:p>1.131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528468822658113" calcext:value-type="float">
            <text:p>0.000005</text:p>
          </table:table-cell>
          <table:table-cell office:value-type="float" office:value="6.8205227112159" calcext:value-type="float">
            <text:p>6.820523</text:p>
          </table:table-cell>
          <table:table-cell office:value-type="float" office:value="0.81108289807787" calcext:value-type="float">
            <text:p>0.811083</text:p>
          </table:table-cell>
          <table:table-cell office:value-type="float" office:value="0.649279457273767" calcext:value-type="float">
            <text:p>0.649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189078160417466" calcext:value-type="float">
            <text:p>0.000002</text:p>
          </table:table-cell>
          <table:table-cell office:value-type="float" office:value="3.92805899324178" calcext:value-type="float">
            <text:p>3.928059</text:p>
          </table:table-cell>
          <table:table-cell office:value-type="float" office:value="0.510012803050442" calcext:value-type="float">
            <text:p>0.510013</text:p>
          </table:table-cell>
          <table:table-cell office:value-type="float" office:value="0.397944253942053" calcext:value-type="float">
            <text:p>0.397944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6" office:value-type="string" calcext:value-type="string" table:number-columns-spanned="5" table:number-rows-spanned="1">
            <text:p>k = 2, mean = 0, std = 5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125087339753922" calcext:value-type="float">
            <text:p>0.125087</text:p>
          </table:table-cell>
          <table:table-cell office:value-type="float" office:value="25.6632414463626" calcext:value-type="float">
            <text:p>25.663241</text:p>
          </table:table-cell>
          <table:table-cell office:value-type="float" office:value="5.36863906474813" calcext:value-type="float">
            <text:p>5.368639</text:p>
          </table:table-cell>
          <table:table-cell office:value-type="float" office:value="3.9935667695868" calcext:value-type="float">
            <text:p>3.993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654578490390456" calcext:value-type="float">
            <text:p>0.006546</text:p>
          </table:table-cell>
          <table:table-cell office:value-type="float" office:value="18.1228491428278" calcext:value-type="float">
            <text:p>18.122849</text:p>
          </table:table-cell>
          <table:table-cell office:value-type="float" office:value="3.9900290373674" calcext:value-type="float">
            <text:p>3.990029</text:p>
          </table:table-cell>
          <table:table-cell office:value-type="float" office:value="3.10603387599939" calcext:value-type="float">
            <text:p>3.106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79203942996864" calcext:value-type="float">
            <text:p>0.000179</text:p>
          </table:table-cell>
          <table:table-cell office:value-type="float" office:value="17.8508836573354" calcext:value-type="float">
            <text:p>17.850884</text:p>
          </table:table-cell>
          <table:table-cell office:value-type="float" office:value="3.15610176774754" calcext:value-type="float">
            <text:p>3.156102</text:p>
          </table:table-cell>
          <table:table-cell office:value-type="float" office:value="2.42899821547293" calcext:value-type="float">
            <text:p>2.428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408158583979912" calcext:value-type="float">
            <text:p>0.000041</text:p>
          </table:table-cell>
          <table:table-cell office:value-type="float" office:value="16.5192532767912" calcext:value-type="float">
            <text:p>16.519253</text:p>
          </table:table-cell>
          <table:table-cell office:value-type="float" office:value="2.91910830426627" calcext:value-type="float">
            <text:p>2.919108</text:p>
          </table:table-cell>
          <table:table-cell office:value-type="float" office:value="2.21413433131197" calcext:value-type="float">
            <text:p>2.214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737343248147226" calcext:value-type="float">
            <text:p>0.000007</text:p>
          </table:table-cell>
          <table:table-cell office:value-type="float" office:value="18.7225587061033" calcext:value-type="float">
            <text:p>18.722559</text:p>
          </table:table-cell>
          <table:table-cell office:value-type="float" office:value="2.85285294412471" calcext:value-type="float">
            <text:p>2.852853</text:p>
          </table:table-cell>
          <table:table-cell office:value-type="float" office:value="2.15618551016639" calcext:value-type="float">
            <text:p>2.156186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>
            <draw:frame draw:z-index="1" draw:name="k artimiausių kaimynų metodo rezultatai (k = ą) 3" draw:style-name="gr1" draw:text-style-name="P1" svg:width="6.9354in" svg:height="3.911in" svg:x="0.0138in" svg:y="0.1571in">
              <draw:object draw:notify-on-update-of-ranges="2NN.A19:2NN.A23 2NN.A1:2NN.A1 2NN.E3:2NN.E7 2NN.A9:2NN.A9 2NN.E11:2NN.E15 2NN.A17:2NN.A17 2NN.E19:2NN.E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4NN" table:style-name="ta1">
        <table:table-column table:style-name="co1" table:default-cell-style-name="ce3"/>
        <table:table-column table:style-name="co1" table:number-columns-repeated="4" table:default-cell-style-name="ce21"/>
        <table:table-column table:style-name="co2" table:number-columns-repeated="2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k = 4, mean = 0, std = 0</text:p>
          </table:table-cell>
          <table:covered-table-cell table:number-columns-repeated="4" table:style-name="ce3"/>
          <table:table-cell>
            <draw:frame draw:z-index="0" draw:name="k artimiausių kaimynų metodo rezultatai (k = ą) 4" draw:style-name="gr1" draw:text-style-name="P1" svg:width="6.9354in" svg:height="3.911in" svg:x="0.8673in" svg:y="0in">
              <draw:object draw:notify-on-update-of-ranges="4NN.A3:4NN.A7 4NN.A1:4NN.A1 4NN.D3:4NN.D7 4NN.A9:4NN.A9 4NN.D11:4NN.D15 4NN.A17:4NN.A17 4NN.D19:4NN.D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376686315171924" calcext:value-type="float">
            <text:p>0.037669</text:p>
          </table:table-cell>
          <table:table-cell office:value-type="float" office:value="20.1253021126366" calcext:value-type="float">
            <text:p>20.125302</text:p>
          </table:table-cell>
          <table:table-cell office:value-type="float" office:value="4.17421091867552" calcext:value-type="float">
            <text:p>4.174211</text:p>
          </table:table-cell>
          <table:table-cell office:value-type="float" office:value="3.47884043771122" calcext:value-type="float">
            <text:p>3.478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31268638052384" calcext:value-type="float">
            <text:p>0.002313</text:p>
          </table:table-cell>
          <table:table-cell office:value-type="float" office:value="17.3076136655468" calcext:value-type="float">
            <text:p>17.307614</text:p>
          </table:table-cell>
          <table:table-cell office:value-type="float" office:value="2.29880515565353" calcext:value-type="float">
            <text:p>2.298805</text:p>
          </table:table-cell>
          <table:table-cell office:value-type="float" office:value="2.06334530886742" calcext:value-type="float">
            <text:p>2.063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22896275941642" calcext:value-type="float">
            <text:p>0.000123</text:p>
          </table:table-cell>
          <table:table-cell office:value-type="float" office:value="9.6180644638338" calcext:value-type="float">
            <text:p>9.618064</text:p>
          </table:table-cell>
          <table:table-cell office:value-type="float" office:value="1.15590596613825" calcext:value-type="float">
            <text:p>1.155906</text:p>
          </table:table-cell>
          <table:table-cell office:value-type="float" office:value="1.00710129449842" calcext:value-type="float">
            <text:p>1.00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0683061621487013" calcext:value-type="float">
            <text:p>0.000001</text:p>
          </table:table-cell>
          <table:table-cell office:value-type="float" office:value="6.40037276906649" calcext:value-type="float">
            <text:p>6.400373</text:p>
          </table:table-cell>
          <table:table-cell office:value-type="float" office:value="0.631337646624159" calcext:value-type="float">
            <text:p>0.631338</text:p>
          </table:table-cell>
          <table:table-cell office:value-type="float" office:value="0.531925475265095" calcext:value-type="float">
            <text:p>0.531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778998648698348" calcext:value-type="float">
            <text:p>0.000001</text:p>
          </table:table-cell>
          <table:table-cell office:value-type="float" office:value="3.57430308082631" calcext:value-type="float">
            <text:p>3.574303</text:p>
          </table:table-cell>
          <table:table-cell office:value-type="float" office:value="0.346604525680036" calcext:value-type="float">
            <text:p>0.346605</text:p>
          </table:table-cell>
          <table:table-cell office:value-type="float" office:value="0.287273457899344" calcext:value-type="float">
            <text:p>0.287273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6" office:value-type="string" calcext:value-type="string" table:number-columns-spanned="5" table:number-rows-spanned="1">
            <text:p>k = 4, mean = 0, std = 0.5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344661401537639" calcext:value-type="float">
            <text:p>0.034466</text:p>
          </table:table-cell>
          <table:table-cell office:value-type="float" office:value="22.9796882779656" calcext:value-type="float">
            <text:p>22.979688</text:p>
          </table:table-cell>
          <table:table-cell office:value-type="float" office:value="4.28624811618804" calcext:value-type="float">
            <text:p>4.286248</text:p>
          </table:table-cell>
          <table:table-cell office:value-type="float" office:value="3.89337025233397" calcext:value-type="float">
            <text:p>3.893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239280200192482" calcext:value-type="float">
            <text:p>0.000239</text:p>
          </table:table-cell>
          <table:table-cell office:value-type="float" office:value="18.5892716123045" calcext:value-type="float">
            <text:p>18.589272</text:p>
          </table:table-cell>
          <table:table-cell office:value-type="float" office:value="2.32084861876723" calcext:value-type="float">
            <text:p>2.320849</text:p>
          </table:table-cell>
          <table:table-cell office:value-type="float" office:value="2.13354736509904" calcext:value-type="float">
            <text:p>2.133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759955610689644" calcext:value-type="float">
            <text:p>0.000076</text:p>
          </table:table-cell>
          <table:table-cell office:value-type="float" office:value="11.8260241554684" calcext:value-type="float">
            <text:p>11.826024</text:p>
          </table:table-cell>
          <table:table-cell office:value-type="float" office:value="1.20183118923123" calcext:value-type="float">
            <text:p>1.201831</text:p>
          </table:table-cell>
          <table:table-cell office:value-type="float" office:value="1.02338055412922" calcext:value-type="float">
            <text:p>1.023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587027702891874" calcext:value-type="float">
            <text:p>0.000006</text:p>
          </table:table-cell>
          <table:table-cell office:value-type="float" office:value="5.9445274989704" calcext:value-type="float">
            <text:p>5.944527</text:p>
          </table:table-cell>
          <table:table-cell office:value-type="float" office:value="0.664694230544701" calcext:value-type="float">
            <text:p>0.664694</text:p>
          </table:table-cell>
          <table:table-cell office:value-type="float" office:value="0.548721094623456" calcext:value-type="float">
            <text:p>0.548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321171626183059" calcext:value-type="float">
            <text:p>0.000000</text:p>
          </table:table-cell>
          <table:table-cell office:value-type="float" office:value="4.01335367717199" calcext:value-type="float">
            <text:p>4.013354</text:p>
          </table:table-cell>
          <table:table-cell office:value-type="float" office:value="0.402711733266086" calcext:value-type="float">
            <text:p>0.402712</text:p>
          </table:table-cell>
          <table:table-cell office:value-type="float" office:value="0.320586979221871" calcext:value-type="float">
            <text:p>0.320587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6" office:value-type="string" calcext:value-type="string" table:number-columns-spanned="5" table:number-rows-spanned="1">
            <text:p>k = 4, mean = 0, std = 5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849187314540583" calcext:value-type="float">
            <text:p>0.084919</text:p>
          </table:table-cell>
          <table:table-cell office:value-type="float" office:value="28.4607176007479" calcext:value-type="float">
            <text:p>28.460718</text:p>
          </table:table-cell>
          <table:table-cell office:value-type="float" office:value="4.47033300495446" calcext:value-type="float">
            <text:p>4.470333</text:p>
          </table:table-cell>
          <table:table-cell office:value-type="float" office:value="4.26628055725104" calcext:value-type="float">
            <text:p>4.266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83832568489117" calcext:value-type="float">
            <text:p>0.002838</text:p>
          </table:table-cell>
          <table:table-cell office:value-type="float" office:value="18.8466319969568" calcext:value-type="float">
            <text:p>18.846632</text:p>
          </table:table-cell>
          <table:table-cell office:value-type="float" office:value="3.23152621988568" calcext:value-type="float">
            <text:p>3.231526</text:p>
          </table:table-cell>
          <table:table-cell office:value-type="float" office:value="2.62992970398133" calcext:value-type="float">
            <text:p>2.629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3004347873723" calcext:value-type="float">
            <text:p>0.000230</text:p>
          </table:table-cell>
          <table:table-cell office:value-type="float" office:value="16.1789548747704" calcext:value-type="float">
            <text:p>16.178955</text:p>
          </table:table-cell>
          <table:table-cell office:value-type="float" office:value="2.34724725242624" calcext:value-type="float">
            <text:p>2.347247</text:p>
          </table:table-cell>
          <table:table-cell office:value-type="float" office:value="1.79844801971902" calcext:value-type="float">
            <text:p>1.798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643210121573645" calcext:value-type="float">
            <text:p>0.000064</text:p>
          </table:table-cell>
          <table:table-cell office:value-type="float" office:value="13.4010574766893" calcext:value-type="float">
            <text:p>13.401057</text:p>
          </table:table-cell>
          <table:table-cell office:value-type="float" office:value="2.1041057657177" calcext:value-type="float">
            <text:p>2.104106</text:p>
          </table:table-cell>
          <table:table-cell office:value-type="float" office:value="1.59219496498733" calcext:value-type="float">
            <text:p>1.59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402341434835307" calcext:value-type="float">
            <text:p>0.000000</text:p>
          </table:table-cell>
          <table:table-cell office:value-type="float" office:value="12.3864125672888" calcext:value-type="float">
            <text:p>12.386413</text:p>
          </table:table-cell>
          <table:table-cell office:value-type="float" office:value="2.02980851485056" calcext:value-type="float">
            <text:p>2.029809</text:p>
          </table:table-cell>
          <table:table-cell office:value-type="float" office:value="1.5317576643402" calcext:value-type="float">
            <text:p>1.531758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>
            <draw:frame draw:z-index="1" draw:name="k artimiausių kaimynų metodo rezultatai (k = ą) 5" draw:style-name="gr1" draw:text-style-name="P1" svg:width="6.9354in" svg:height="3.911in" svg:x="0.0488in" svg:y="0.0008in">
              <draw:object draw:notify-on-update-of-ranges="4NN.A3:4NN.A7 4NN.A1:4NN.A1 4NN.E3:4NN.E7 4NN.A9:4NN.A9 4NN.E11:4NN.E15 4NN.A17:4NN.A17 4NN.E19:4NN.E2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</table:table>
      <table:table table:name="8NN" table:style-name="ta1">
        <table:table-column table:style-name="co1" table:default-cell-style-name="ce3"/>
        <table:table-column table:style-name="co1" table:number-columns-repeated="4" table:default-cell-style-name="ce21"/>
        <table:table-column table:style-name="co2" table:number-columns-repeated="2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k = 8, mean = 0, std = 0</text:p>
          </table:table-cell>
          <table:covered-table-cell table:number-columns-repeated="4" table:style-name="ce3"/>
          <table:table-cell>
            <draw:frame draw:z-index="0" draw:name="k artimiausių kaimynų metodo rezultatai (k = ą) 6" draw:style-name="gr1" draw:text-style-name="P1" svg:width="6.9354in" svg:height="3.911in" svg:x="0.878in" svg:y="0.0106in">
              <draw:object draw:notify-on-update-of-ranges="8NN.A3:8NN.A7 8NN.A1:8NN.A1 8NN.D3:8NN.D7 8NN.A9:8NN.A9 8NN.D11:8NN.D15 8NN.A17:8NN.A17 8NN.D19:8NN.D2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241848211951385" calcext:value-type="float">
            <text:p>0.024185</text:p>
          </table:table-cell>
          <table:table-cell office:value-type="float" office:value="25.8198008881889" calcext:value-type="float">
            <text:p>25.819801</text:p>
          </table:table-cell>
          <table:table-cell office:value-type="float" office:value="4.6538737318327" calcext:value-type="float">
            <text:p>4.653874</text:p>
          </table:table-cell>
          <table:table-cell office:value-type="float" office:value="4.57132054515479" calcext:value-type="float">
            <text:p>4.571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17715871831534" calcext:value-type="float">
            <text:p>0.001772</text:p>
          </table:table-cell>
          <table:table-cell office:value-type="float" office:value="24.4748017489707" calcext:value-type="float">
            <text:p>24.474802</text:p>
          </table:table-cell>
          <table:table-cell office:value-type="float" office:value="2.22509866612531" calcext:value-type="float">
            <text:p>2.225099</text:p>
          </table:table-cell>
          <table:table-cell office:value-type="float" office:value="2.01520440800006" calcext:value-type="float">
            <text:p>2.015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96246359656749" calcext:value-type="float">
            <text:p>0.000296</text:p>
          </table:table-cell>
          <table:table-cell office:value-type="float" office:value="9.74678237464062" calcext:value-type="float">
            <text:p>9.746782</text:p>
          </table:table-cell>
          <table:table-cell office:value-type="float" office:value="1.08684326065168" calcext:value-type="float">
            <text:p>1.086843</text:p>
          </table:table-cell>
          <table:table-cell office:value-type="float" office:value="0.977246458632932" calcext:value-type="float">
            <text:p>0.977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302424011877633" calcext:value-type="float">
            <text:p>0.000003</text:p>
          </table:table-cell>
          <table:table-cell office:value-type="float" office:value="6.06366301325058" calcext:value-type="float">
            <text:p>6.063663</text:p>
          </table:table-cell>
          <table:table-cell office:value-type="float" office:value="0.555117898848467" calcext:value-type="float">
            <text:p>0.555118</text:p>
          </table:table-cell>
          <table:table-cell office:value-type="float" office:value="0.491090957962476" calcext:value-type="float">
            <text:p>0.491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0868146194932251" calcext:value-type="float">
            <text:p>0.000000</text:p>
          </table:table-cell>
          <table:table-cell office:value-type="float" office:value="3.53650957002039" calcext:value-type="float">
            <text:p>3.536510</text:p>
          </table:table-cell>
          <table:table-cell office:value-type="float" office:value="0.296599511043529" calcext:value-type="float">
            <text:p>0.296600</text:p>
          </table:table-cell>
          <table:table-cell office:value-type="float" office:value="0.255273149911381" calcext:value-type="float">
            <text:p>0.255273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6" office:value-type="string" calcext:value-type="string" table:number-columns-spanned="5" table:number-rows-spanned="1">
            <text:p>k = 8, mean = 0, std = 0.5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196847692551" calcext:value-type="float">
            <text:p>0.019685</text:p>
          </table:table-cell>
          <table:table-cell office:value-type="float" office:value="23.1732063864268" calcext:value-type="float">
            <text:p>23.173206</text:p>
          </table:table-cell>
          <table:table-cell office:value-type="float" office:value="4.21428201779216" calcext:value-type="float">
            <text:p>4.214282</text:p>
          </table:table-cell>
          <table:table-cell office:value-type="float" office:value="3.85887734405901" calcext:value-type="float">
            <text:p>3.858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257496558212722" calcext:value-type="float">
            <text:p>0.000257</text:p>
          </table:table-cell>
          <table:table-cell office:value-type="float" office:value="18.5230309747746" calcext:value-type="float">
            <text:p>18.523031</text:p>
          </table:table-cell>
          <table:table-cell office:value-type="float" office:value="2.2476003561629" calcext:value-type="float">
            <text:p>2.247600</text:p>
          </table:table-cell>
          <table:table-cell office:value-type="float" office:value="2.13788570235787" calcext:value-type="float">
            <text:p>2.137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76568750123829" calcext:value-type="float">
            <text:p>0.000277</text:p>
          </table:table-cell>
          <table:table-cell office:value-type="float" office:value="10.4055167974564" calcext:value-type="float">
            <text:p>10.405517</text:p>
          </table:table-cell>
          <table:table-cell office:value-type="float" office:value="1.09318916916643" calcext:value-type="float">
            <text:p>1.093189</text:p>
          </table:table-cell>
          <table:table-cell office:value-type="float" office:value="0.990613564043243" calcext:value-type="float">
            <text:p>0.990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45069576600321" calcext:value-type="float">
            <text:p>0.000015</text:p>
          </table:table-cell>
          <table:table-cell office:value-type="float" office:value="6.96689250317616" calcext:value-type="float">
            <text:p>6.966893</text:p>
          </table:table-cell>
          <table:table-cell office:value-type="float" office:value="0.575028245329761" calcext:value-type="float">
            <text:p>0.575028</text:p>
          </table:table-cell>
          <table:table-cell office:value-type="float" office:value="0.501356974051033" calcext:value-type="float">
            <text:p>0.501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359165898800029" calcext:value-type="float">
            <text:p>0.000000</text:p>
          </table:table-cell>
          <table:table-cell office:value-type="float" office:value="4.14453367985017" calcext:value-type="float">
            <text:p>4.144534</text:p>
          </table:table-cell>
          <table:table-cell office:value-type="float" office:value="0.330710780353581" calcext:value-type="float">
            <text:p>0.330711</text:p>
          </table:table-cell>
          <table:table-cell office:value-type="float" office:value="0.272966686890691" calcext:value-type="float">
            <text:p>0.272967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6" office:value-type="string" calcext:value-type="string" table:number-columns-spanned="5" table:number-rows-spanned="1">
            <text:p>k = 8, mean = 0, std = 5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563594218538228" calcext:value-type="float">
            <text:p>0.056359</text:p>
          </table:table-cell>
          <table:table-cell office:value-type="float" office:value="25.5976190734734" calcext:value-type="float">
            <text:p>25.597619</text:p>
          </table:table-cell>
          <table:table-cell office:value-type="float" office:value="4.89901236909191" calcext:value-type="float">
            <text:p>4.899012</text:p>
          </table:table-cell>
          <table:table-cell office:value-type="float" office:value="4.28548207272317" calcext:value-type="float">
            <text:p>4.285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501637526102883" calcext:value-type="float">
            <text:p>0.005016</text:p>
          </table:table-cell>
          <table:table-cell office:value-type="float" office:value="16.7296218651782" calcext:value-type="float">
            <text:p>16.729622</text:p>
          </table:table-cell>
          <table:table-cell office:value-type="float" office:value="2.68530581436326" calcext:value-type="float">
            <text:p>2.685306</text:p>
          </table:table-cell>
          <table:table-cell office:value-type="float" office:value="2.37383260713187" calcext:value-type="float">
            <text:p>2.373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484274386343131" calcext:value-type="float">
            <text:p>0.000484</text:p>
          </table:table-cell>
          <table:table-cell office:value-type="float" office:value="12.7354198624666" calcext:value-type="float">
            <text:p>12.735420</text:p>
          </table:table-cell>
          <table:table-cell office:value-type="float" office:value="1.81550883864419" calcext:value-type="float">
            <text:p>1.815509</text:p>
          </table:table-cell>
          <table:table-cell office:value-type="float" office:value="1.41743152930721" calcext:value-type="float">
            <text:p>1.417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12231667728224" calcext:value-type="float">
            <text:p>0.000011</text:p>
          </table:table-cell>
          <table:table-cell office:value-type="float" office:value="8.53418610751219" calcext:value-type="float">
            <text:p>8.534186</text:p>
          </table:table-cell>
          <table:table-cell office:value-type="float" office:value="1.52650681510417" calcext:value-type="float">
            <text:p>1.526507</text:p>
          </table:table-cell>
          <table:table-cell office:value-type="float" office:value="1.15991423975267" calcext:value-type="float">
            <text:p>1.159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202317811925923" calcext:value-type="float">
            <text:p>0.000002</text:p>
          </table:table-cell>
          <table:table-cell office:value-type="float" office:value="9.21905048953021" calcext:value-type="float">
            <text:p>9.219050</text:p>
          </table:table-cell>
          <table:table-cell office:value-type="float" office:value="1.44595292304824" calcext:value-type="float">
            <text:p>1.445953</text:p>
          </table:table-cell>
          <table:table-cell office:value-type="float" office:value="1.09222136538635" calcext:value-type="float">
            <text:p>1.092221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>
            <draw:frame draw:z-index="1" draw:name="k artimiausių kaimynų metodo rezultatai (k = ą) 7" draw:style-name="gr1" draw:text-style-name="P1" svg:width="6.9354in" svg:height="3.911in" svg:x="0.0244in" svg:y="0.063in">
              <draw:object draw:notify-on-update-of-ranges="8NN.A3:8NN.A7 8NN.A1:8NN.A1 8NN.E3:8NN.E7 8NN.A9:8NN.A9 8NN.E11:8NN.E15 8NN.A17:8NN.A17 8NN.E19:8NN.E2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</table:table>
      <table:table table:name="16NN" table:style-name="ta1">
        <table:table-column table:style-name="co1" table:default-cell-style-name="ce3"/>
        <table:table-column table:style-name="co1" table:number-columns-repeated="4" table:default-cell-style-name="ce21"/>
        <table:table-column table:style-name="co2" table:number-columns-repeated="2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k = 16, mean = 0, std = 0</text:p>
          </table:table-cell>
          <table:covered-table-cell table:number-columns-repeated="4" table:style-name="ce3"/>
          <table:table-cell/>
          <table:table-cell>
            <draw:frame draw:z-index="0" draw:name="k artimiausių kaimynų metodo rezultatai (k = ą) 8" draw:style-name="gr1" draw:text-style-name="P1" svg:width="6.9354in" svg:height="3.911in" svg:x="0.0004in" svg:y="0in">
              <draw:object draw:notify-on-update-of-ranges="16NN.A3:16NN.A7 16NN.A1:16NN.A1 16NN.D3:16NN.D7 16NN.A9:16NN.A9 16NN.D11:16NN.D15 16NN.A17:16NN.A17 16NN.D19:16NN.D2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867129278873371" calcext:value-type="float">
            <text:p>0.086713</text:p>
          </table:table-cell>
          <table:table-cell office:value-type="float" office:value="41.9797799032065" calcext:value-type="float">
            <text:p>41.979780</text:p>
          </table:table-cell>
          <table:table-cell office:value-type="float" office:value="6.02566510573098" calcext:value-type="float">
            <text:p>6.025665</text:p>
          </table:table-cell>
          <table:table-cell office:value-type="float" office:value="5.72480445307691" calcext:value-type="float">
            <text:p>5.724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807893253345071" calcext:value-type="float">
            <text:p>0.000808</text:p>
          </table:table-cell>
          <table:table-cell office:value-type="float" office:value="23.5986865779677" calcext:value-type="float">
            <text:p>23.598687</text:p>
          </table:table-cell>
          <table:table-cell office:value-type="float" office:value="2.3349693847587" calcext:value-type="float">
            <text:p>2.334969</text:p>
          </table:table-cell>
          <table:table-cell office:value-type="float" office:value="2.30443168290225" calcext:value-type="float">
            <text:p>2.304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51219855872853" calcext:value-type="float">
            <text:p>0.000151</text:p>
          </table:table-cell>
          <table:table-cell office:value-type="float" office:value="13.0401593227404" calcext:value-type="float">
            <text:p>13.040159</text:p>
          </table:table-cell>
          <table:table-cell office:value-type="float" office:value="1.09151709254235" calcext:value-type="float">
            <text:p>1.091517</text:p>
          </table:table-cell>
          <table:table-cell office:value-type="float" office:value="1.09713993229336" calcext:value-type="float">
            <text:p>1.097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82476680627985" calcext:value-type="float">
            <text:p>0.000018</text:p>
          </table:table-cell>
          <table:table-cell office:value-type="float" office:value="7.28839482370145" calcext:value-type="float">
            <text:p>7.288395</text:p>
          </table:table-cell>
          <table:table-cell office:value-type="float" office:value="0.522680306493798" calcext:value-type="float">
            <text:p>0.522680</text:p>
          </table:table-cell>
          <table:table-cell office:value-type="float" office:value="0.507732805191332" calcext:value-type="float">
            <text:p>0.507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0382712102009464" calcext:value-type="float">
            <text:p>0.000000</text:p>
          </table:table-cell>
          <table:table-cell office:value-type="float" office:value="4.64324657868798" calcext:value-type="float">
            <text:p>4.643247</text:p>
          </table:table-cell>
          <table:table-cell office:value-type="float" office:value="0.26593904903208" calcext:value-type="float">
            <text:p>0.265939</text:p>
          </table:table-cell>
          <table:table-cell office:value-type="float" office:value="0.247915444859037" calcext:value-type="float">
            <text:p>0.247915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6" office:value-type="string" calcext:value-type="string" table:number-columns-spanned="5" table:number-rows-spanned="1">
            <text:p>k = 16, mean = 0, std = 0.5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147201668202109" calcext:value-type="float">
            <text:p>0.147202</text:p>
          </table:table-cell>
          <table:table-cell office:value-type="float" office:value="24.730745273095" calcext:value-type="float">
            <text:p>24.730745</text:p>
          </table:table-cell>
          <table:table-cell office:value-type="float" office:value="5.27588504496507" calcext:value-type="float">
            <text:p>5.275885</text:p>
          </table:table-cell>
          <table:table-cell office:value-type="float" office:value="4.8865273434537" calcext:value-type="float">
            <text:p>4.886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963492502563668" calcext:value-type="float">
            <text:p>0.000963</text:p>
          </table:table-cell>
          <table:table-cell office:value-type="float" office:value="18.5588615080895" calcext:value-type="float">
            <text:p>18.558862</text:p>
          </table:table-cell>
          <table:table-cell office:value-type="float" office:value="2.38923709216713" calcext:value-type="float">
            <text:p>2.389237</text:p>
          </table:table-cell>
          <table:table-cell office:value-type="float" office:value="2.36904782733603" calcext:value-type="float">
            <text:p>2.369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369710626202391" calcext:value-type="float">
            <text:p>0.000037</text:p>
          </table:table-cell>
          <table:table-cell office:value-type="float" office:value="11.6943170677232" calcext:value-type="float">
            <text:p>11.694317</text:p>
          </table:table-cell>
          <table:table-cell office:value-type="float" office:value="1.0938338593567" calcext:value-type="float">
            <text:p>1.093834</text:p>
          </table:table-cell>
          <table:table-cell office:value-type="float" office:value="1.09190797482561" calcext:value-type="float">
            <text:p>1.091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19092922190589" calcext:value-type="float">
            <text:p>0.000012</text:p>
          </table:table-cell>
          <table:table-cell office:value-type="float" office:value="7.3919635799157" calcext:value-type="float">
            <text:p>7.391964</text:p>
          </table:table-cell>
          <table:table-cell office:value-type="float" office:value="0.532441719914809" calcext:value-type="float">
            <text:p>0.532442</text:p>
          </table:table-cell>
          <table:table-cell office:value-type="float" office:value="0.509312932509923" calcext:value-type="float">
            <text:p>0.509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131722490692709" calcext:value-type="float">
            <text:p>0.000000</text:p>
          </table:table-cell>
          <table:table-cell office:value-type="float" office:value="5.92526365589329" calcext:value-type="float">
            <text:p>5.925264</text:p>
          </table:table-cell>
          <table:table-cell office:value-type="float" office:value="0.286586665996945" calcext:value-type="float">
            <text:p>0.286587</text:p>
          </table:table-cell>
          <table:table-cell office:value-type="float" office:value="0.256144925932004" calcext:value-type="float">
            <text:p>0.256145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6" office:value-type="string" calcext:value-type="string" table:number-columns-spanned="5" table:number-rows-spanned="1">
            <text:p>k = 16, mean = 0, std = 5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742034300234664" calcext:value-type="float">
            <text:p>0.074203</text:p>
          </table:table-cell>
          <table:table-cell office:value-type="float" office:value="26.4653542672102" calcext:value-type="float">
            <text:p>26.465354</text:p>
          </table:table-cell>
          <table:table-cell office:value-type="float" office:value="5.27172264363547" calcext:value-type="float">
            <text:p>5.271723</text:p>
          </table:table-cell>
          <table:table-cell office:value-type="float" office:value="5.11872295851731" calcext:value-type="float">
            <text:p>5.118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153356898059087" calcext:value-type="float">
            <text:p>0.001534</text:p>
          </table:table-cell>
          <table:table-cell office:value-type="float" office:value="18.1671727435941" calcext:value-type="float">
            <text:p>18.167173</text:p>
          </table:table-cell>
          <table:table-cell office:value-type="float" office:value="2.51620647134642" calcext:value-type="float">
            <text:p>2.516206</text:p>
          </table:table-cell>
          <table:table-cell office:value-type="float" office:value="2.34294411198137" calcext:value-type="float">
            <text:p>2.342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19808761553719" calcext:value-type="float">
            <text:p>0.000020</text:p>
          </table:table-cell>
          <table:table-cell office:value-type="float" office:value="12.9076851616159" calcext:value-type="float">
            <text:p>12.907685</text:p>
          </table:table-cell>
          <table:table-cell office:value-type="float" office:value="1.5035005838115" calcext:value-type="float">
            <text:p>1.503501</text:p>
          </table:table-cell>
          <table:table-cell office:value-type="float" office:value="1.26117162193206" calcext:value-type="float">
            <text:p>1.261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47154591800813" calcext:value-type="float">
            <text:p>0.000015</text:p>
          </table:table-cell>
          <table:table-cell office:value-type="float" office:value="11.1469331516959" calcext:value-type="float">
            <text:p>11.146933</text:p>
          </table:table-cell>
          <table:table-cell office:value-type="float" office:value="1.14891236432162" calcext:value-type="float">
            <text:p>1.148912</text:p>
          </table:table-cell>
          <table:table-cell office:value-type="float" office:value="0.88543353036103" calcext:value-type="float">
            <text:p>0.885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193455580443924" calcext:value-type="float">
            <text:p>0.000000</text:p>
          </table:table-cell>
          <table:table-cell office:value-type="float" office:value="6.60565724111746" calcext:value-type="float">
            <text:p>6.605657</text:p>
          </table:table-cell>
          <table:table-cell office:value-type="float" office:value="1.03765249695701" calcext:value-type="float">
            <text:p>1.037652</text:p>
          </table:table-cell>
          <table:table-cell office:value-type="float" office:value="0.786219034573073" calcext:value-type="float">
            <text:p>0.786219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>
            <draw:frame draw:z-index="1" draw:name="k artimiausių kaimynų metodo rezultatai (k = ą) 9" draw:style-name="gr1" draw:text-style-name="P1" svg:width="6.9354in" svg:height="3.911in" svg:x="0.8724in" svg:y="0.1665in">
              <draw:object draw:notify-on-update-of-ranges="16NN.A3:16NN.A7 16NN.A1:16NN.A1 16NN.D3:16NN.D7 16NN.A9:16NN.A9 16NN.D11:16NN.D15 16NN.A17:16NN.A17 16NN.D19:16NN.D2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/>
        </table:table-row>
      </table:table>
      <table:table table:name="32NN" table:style-name="ta1">
        <table:table-column table:style-name="co1" table:default-cell-style-name="ce3"/>
        <table:table-column table:style-name="co1" table:number-columns-repeated="4" table:default-cell-style-name="ce21"/>
        <table:table-column table:style-name="co2" table:number-columns-repeated="2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k = 32, mean = 0, std = 0</text:p>
          </table:table-cell>
          <table:covered-table-cell table:number-columns-repeated="4" table:style-name="ce3"/>
          <table:table-cell/>
          <table:table-cell>
            <draw:frame draw:z-index="0" draw:name="k artimiausių kaimynų metodo rezultatai (k = ą) 10" draw:style-name="gr1" draw:text-style-name="P1" svg:width="6.9354in" svg:height="3.911in" svg:x="0.0004in" svg:y="0in">
              <draw:object draw:notify-on-update-of-ranges="32NN.A3:32NN.A7 32NN.A1:32NN.A1 32NN.D3:32NN.D7 32NN.A9:32NN.A9 32NN.D11:32NN.D15 32NN.A17:32NN.A17 32NN.D19:32NN.D2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0360718493985139" calcext:value-type="float">
            <text:p>0.003607</text:p>
          </table:table-cell>
          <table:table-cell office:value-type="float" office:value="31.2960326648016" calcext:value-type="float">
            <text:p>31.296033</text:p>
          </table:table-cell>
          <table:table-cell office:value-type="float" office:value="6.02367863709811" calcext:value-type="float">
            <text:p>6.023679</text:p>
          </table:table-cell>
          <table:table-cell office:value-type="float" office:value="5.93953910472841" calcext:value-type="float">
            <text:p>5.939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116739084941031" calcext:value-type="float">
            <text:p>0.000117</text:p>
          </table:table-cell>
          <table:table-cell office:value-type="float" office:value="23.216280106719" calcext:value-type="float">
            <text:p>23.216280</text:p>
          </table:table-cell>
          <table:table-cell office:value-type="float" office:value="2.76006005917326" calcext:value-type="float">
            <text:p>2.760060</text:p>
          </table:table-cell>
          <table:table-cell office:value-type="float" office:value="2.8513737018338" calcext:value-type="float">
            <text:p>2.851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33472152761038" calcext:value-type="float">
            <text:p>0.000233</text:p>
          </table:table-cell>
          <table:table-cell office:value-type="float" office:value="16.2974481255218" calcext:value-type="float">
            <text:p>16.297448</text:p>
          </table:table-cell>
          <table:table-cell office:value-type="float" office:value="1.21896007717159" calcext:value-type="float">
            <text:p>1.218960</text:p>
          </table:table-cell>
          <table:table-cell office:value-type="float" office:value="1.29630241243986" calcext:value-type="float">
            <text:p>1.296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46547942847519" calcext:value-type="float">
            <text:p>0.000015</text:p>
          </table:table-cell>
          <table:table-cell office:value-type="float" office:value="10.6573461871794" calcext:value-type="float">
            <text:p>10.657346</text:p>
          </table:table-cell>
          <table:table-cell office:value-type="float" office:value="0.534986715849625" calcext:value-type="float">
            <text:p>0.534987</text:p>
          </table:table-cell>
          <table:table-cell office:value-type="float" office:value="0.584158388422592" calcext:value-type="float">
            <text:p>0.584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302538055052537" calcext:value-type="float">
            <text:p>0.000000</text:p>
          </table:table-cell>
          <table:table-cell office:value-type="float" office:value="5.98529389556092" calcext:value-type="float">
            <text:p>5.985294</text:p>
          </table:table-cell>
          <table:table-cell office:value-type="float" office:value="0.253272504305293" calcext:value-type="float">
            <text:p>0.253273</text:p>
          </table:table-cell>
          <table:table-cell office:value-type="float" office:value="0.267643019510913" calcext:value-type="float">
            <text:p>0.267643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6" office:value-type="string" calcext:value-type="string" table:number-columns-spanned="5" table:number-rows-spanned="1">
            <text:p>k = 32, mean = 0, std = 0.5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259704244228054" calcext:value-type="float">
            <text:p>0.025970</text:p>
          </table:table-cell>
          <table:table-cell office:value-type="float" office:value="23.8115631238379" calcext:value-type="float">
            <text:p>23.811563</text:p>
          </table:table-cell>
          <table:table-cell office:value-type="float" office:value="5.8125564565708" calcext:value-type="float">
            <text:p>5.812556</text:p>
          </table:table-cell>
          <table:table-cell office:value-type="float" office:value="5.08965873711892" calcext:value-type="float">
            <text:p>5.089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741085126165331" calcext:value-type="float">
            <text:p>0.000741</text:p>
          </table:table-cell>
          <table:table-cell office:value-type="float" office:value="27.3498871514898" calcext:value-type="float">
            <text:p>27.349887</text:p>
          </table:table-cell>
          <table:table-cell office:value-type="float" office:value="2.92162347050928" calcext:value-type="float">
            <text:p>2.921623</text:p>
          </table:table-cell>
          <table:table-cell office:value-type="float" office:value="3.09229575778158" calcext:value-type="float">
            <text:p>3.092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615166029689362" calcext:value-type="float">
            <text:p>0.000062</text:p>
          </table:table-cell>
          <table:table-cell office:value-type="float" office:value="15.2749118114277" calcext:value-type="float">
            <text:p>15.274912</text:p>
          </table:table-cell>
          <table:table-cell office:value-type="float" office:value="1.21119870804703" calcext:value-type="float">
            <text:p>1.211199</text:p>
          </table:table-cell>
          <table:table-cell office:value-type="float" office:value="1.29101878538754" calcext:value-type="float">
            <text:p>1.291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0097665143172776" calcext:value-type="float">
            <text:p>0.000001</text:p>
          </table:table-cell>
          <table:table-cell office:value-type="float" office:value="9.23982080120358" calcext:value-type="float">
            <text:p>9.239821</text:p>
          </table:table-cell>
          <table:table-cell office:value-type="float" office:value="0.540252382027599" calcext:value-type="float">
            <text:p>0.540252</text:p>
          </table:table-cell>
          <table:table-cell office:value-type="float" office:value="0.584631134530792" calcext:value-type="float">
            <text:p>0.584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0638813162368024" calcext:value-type="float">
            <text:p>0.000000</text:p>
          </table:table-cell>
          <table:table-cell office:value-type="float" office:value="6.0422417166079" calcext:value-type="float">
            <text:p>6.042242</text:p>
          </table:table-cell>
          <table:table-cell office:value-type="float" office:value="0.265162781337216" calcext:value-type="float">
            <text:p>0.265163</text:p>
          </table:table-cell>
          <table:table-cell office:value-type="float" office:value="0.270700481668879" calcext:value-type="float">
            <text:p>0.27070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6" office:value-type="string" calcext:value-type="string" table:number-columns-spanned="5" table:number-rows-spanned="1">
            <text:p>k = 32, mean = 0, std = 5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701478345356463" calcext:value-type="float">
            <text:p>0.070148</text:p>
          </table:table-cell>
          <table:table-cell office:value-type="float" office:value="38.9349266787526" calcext:value-type="float">
            <text:p>38.934927</text:p>
          </table:table-cell>
          <table:table-cell office:value-type="float" office:value="5.83667511865719" calcext:value-type="float">
            <text:p>5.836675</text:p>
          </table:table-cell>
          <table:table-cell office:value-type="float" office:value="5.9161584513146" calcext:value-type="float">
            <text:p>5.916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108679901308122" calcext:value-type="float">
            <text:p>0.010868</text:p>
          </table:table-cell>
          <table:table-cell office:value-type="float" office:value="22.4564217699009" calcext:value-type="float">
            <text:p>22.456422</text:p>
          </table:table-cell>
          <table:table-cell office:value-type="float" office:value="2.76193073820192" calcext:value-type="float">
            <text:p>2.761931</text:p>
          </table:table-cell>
          <table:table-cell office:value-type="float" office:value="2.72006857277973" calcext:value-type="float">
            <text:p>2.720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565303395418937" calcext:value-type="float">
            <text:p>0.000057</text:p>
          </table:table-cell>
          <table:table-cell office:value-type="float" office:value="18.8368525496269" calcext:value-type="float">
            <text:p>18.836853</text:p>
          </table:table-cell>
          <table:table-cell office:value-type="float" office:value="1.43155383743639" calcext:value-type="float">
            <text:p>1.431554</text:p>
          </table:table-cell>
          <table:table-cell office:value-type="float" office:value="1.37601676303863" calcext:value-type="float">
            <text:p>1.376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98944269911294" calcext:value-type="float">
            <text:p>0.000020</text:p>
          </table:table-cell>
          <table:table-cell office:value-type="float" office:value="11.8225057343011" calcext:value-type="float">
            <text:p>11.822506</text:p>
          </table:table-cell>
          <table:table-cell office:value-type="float" office:value="0.919222106108225" calcext:value-type="float">
            <text:p>0.919222</text:p>
          </table:table-cell>
          <table:table-cell office:value-type="float" office:value="0.759405088595796" calcext:value-type="float">
            <text:p>0.759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396836917104793" calcext:value-type="float">
            <text:p>0.000000</text:p>
          </table:table-cell>
          <table:table-cell office:value-type="float" office:value="6.83409068590788" calcext:value-type="float">
            <text:p>6.834091</text:p>
          </table:table-cell>
          <table:table-cell office:value-type="float" office:value="0.759991272455808" calcext:value-type="float">
            <text:p>0.759991</text:p>
          </table:table-cell>
          <table:table-cell office:value-type="float" office:value="0.580756977143161" calcext:value-type="float">
            <text:p>0.580757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>
            <draw:frame draw:z-index="1" draw:name="k artimiausių kaimynų metodo rezultatai (k = ą) 11" draw:style-name="gr1" draw:text-style-name="P1" svg:width="6.9492in" svg:height="3.9114in" svg:x="0.8614in" svg:y="0.1465in">
              <draw:object draw:notify-on-update-of-ranges="32NN.A3:32NN.A7 32NN.A1:32NN.A1 32NN.E3:32NN.E7 32NN.A9:32NN.A9 32NN.E11:32NN.E15 32NN.A17:32NN.A17 32NN.E19:32NN.E2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9" number:min-decimal-places="19" number:min-integer-digits="1"/>
    </number:number-style>
    <number:number-style style:name="N137">
      <number:number number:decimal-places="20" number:min-decimal-places="20" number:min-integer-digits="1"/>
    </number:number-style>
    <number:number-style style:name="N138">
      <number:number number:decimal-places="15" number:min-decimal-places="15" number:min-integer-digits="1"/>
    </number:number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16:08:20.863958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9:07:53.657459101</meta:creation-date>
    <dc:date>2026-03-12T16:16:31.081251904</dc:date>
    <meta:editing-duration>PT21H38M44S</meta:editing-duration>
    <meta:editing-cycles>27</meta:editing-cycles>
    <meta:generator>LibreOffice/25.8.5.2$Linux_X86_64 LibreOffice_project/580$Build-2</meta:generator>
    <meta:document-statistic meta:table-count="7" meta:cell-count="652" meta:object-count="1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2.363cm" svg:y="4.17cm" style:legend-expansion="high" chart:style-name="ch2"/>
        <chart:plot-area chart:style-name="ch3" svg:x="0.352cm" svg:y="0.198cm" svg:width="11.659cm" svg:height="9.539cm">
          <chart:coordinate-region svg:x="1.081cm" svg:y="0.397cm" svg:width="10.068cm" svg:height="8.693cm"/>
          <chart:axis chart:dimension="x" chart:name="primary-x" chart:style-name="ch4" chartooo:axis-type="auto">
            <chartooo:date-scale/>
            <chart:categories table:cell-range-address="1NN.A19:1NN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NN.D3:1NN.D7" chart:label-cell-address="1NN.A1:1NN.A1" chart:class="chart:line">
            <chart:data-point chart:repeated="5"/>
          </chart:series>
          <chart:series chart:style-name="ch8" chart:values-cell-range-address="1NN.D11:1NN.D15" chart:label-cell-address="1NN.A9:1NN.A9" chart:class="chart:line">
            <chart:data-point chart:repeated="5"/>
          </chart:series>
          <chart:series chart:style-name="ch9" chart:values-cell-range-address="1NN.D19:1NN.D23" chart:label-cell-address="1NN.A17:1NN.A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1, mean = 0, std = 0</text:p>
                <draw:g>
                  <svg:desc>1NN.A1:1NN.A1</svg:desc>
                </draw:g>
              </table:table-cell>
              <table:table-cell office:value-type="string">
                <text:p>k = 1, mean = 0, std = 0.5</text:p>
                <draw:g>
                  <svg:desc>1NN.A9:1NN.A9</svg:desc>
                </draw:g>
              </table:table-cell>
              <table:table-cell office:value-type="string">
                <text:p>k = 1, mean = 0, std = 5</text:p>
                <draw:g>
                  <svg:desc>1NN.A17:1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1NN.A19:1NN.A23</svg:desc>
                </draw:g>
              </table:table-cell>
              <table:table-cell office:value-type="float" office:value="5.03516421755456">
                <text:p>5.03516421755456</text:p>
                <draw:g>
                  <svg:desc>1NN.D3:1NN.D7</svg:desc>
                </draw:g>
              </table:table-cell>
              <table:table-cell office:value-type="float" office:value="4.89183713184142">
                <text:p>4.89183713184142</text:p>
                <draw:g>
                  <svg:desc>1NN.D11:1NN.D15</svg:desc>
                </draw:g>
              </table:table-cell>
              <table:table-cell office:value-type="float" office:value="6.66425180270722">
                <text:p>6.66425180270722</text:p>
                <draw:g>
                  <svg:desc>1NN.D19:1NN.D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3.00934479953516">
                <text:p>3.00934479953516</text:p>
              </table:table-cell>
              <table:table-cell office:value-type="float" office:value="3.10802484143837">
                <text:p>3.10802484143837</text:p>
              </table:table-cell>
              <table:table-cell office:value-type="float" office:value="5.06878040510915">
                <text:p>5.06878040510915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1.71658122120968">
                <text:p>1.71658122120968</text:p>
              </table:table-cell>
              <table:table-cell office:value-type="float" office:value="1.76943876115558">
                <text:p>1.76943876115558</text:p>
              </table:table-cell>
              <table:table-cell office:value-type="float" office:value="4.37607952839942">
                <text:p>4.37607952839942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956224188902987">
                <text:p>0.956224188902987</text:p>
              </table:table-cell>
              <table:table-cell office:value-type="float" office:value="1.03985888274123">
                <text:p>1.03985888274123</text:p>
              </table:table-cell>
              <table:table-cell office:value-type="float" office:value="4.10351432155087">
                <text:p>4.10351432155087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537209048242092">
                <text:p>0.537209048242092</text:p>
              </table:table-cell>
              <table:table-cell office:value-type="float" office:value="0.67096612214935">
                <text:p>0.67096612214935</text:p>
              </table:table-cell>
              <table:table-cell office:value-type="float" office:value="4.0297596994612">
                <text:p>4.0297596994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2.172cm" svg:y="4.17cm" style:legend-expansion="high" chart:style-name="ch2"/>
        <chart:plot-area chart:style-name="ch3" svg:x="0.352cm" svg:y="0.198cm" svg:width="11.468cm" svg:height="9.539cm">
          <chart:coordinate-region svg:x="1.081cm" svg:y="0.397cm" svg:width="9.877cm" svg:height="8.693cm"/>
          <chart:axis chart:dimension="x" chart:name="primary-x" chart:style-name="ch4" chartooo:axis-type="auto">
            <chartooo:date-scale/>
            <chart:categories table:cell-range-address="16NN.A3:16NN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6NN.D3:16NN.D7" chart:label-cell-address="16NN.A1:16NN.A1" chart:class="chart:line">
            <chart:data-point chart:repeated="5"/>
          </chart:series>
          <chart:series chart:style-name="ch8" chart:values-cell-range-address="16NN.D11:16NN.D15" chart:label-cell-address="16NN.A9:16NN.A9" chart:class="chart:line">
            <chart:data-point chart:repeated="5"/>
          </chart:series>
          <chart:series chart:style-name="ch9" chart:values-cell-range-address="16NN.D19:16NN.D23" chart:label-cell-address="16NN.A17:16NN.A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16, mean = 0, std = 0</text:p>
                <draw:g>
                  <svg:desc>16NN.A1:16NN.A1</svg:desc>
                </draw:g>
              </table:table-cell>
              <table:table-cell office:value-type="string">
                <text:p>k = 16, mean = 0, std = 0.5</text:p>
                <draw:g>
                  <svg:desc>16NN.A9:16NN.A9</svg:desc>
                </draw:g>
              </table:table-cell>
              <table:table-cell office:value-type="string">
                <text:p>k = 16, mean = 0, std = 5</text:p>
                <draw:g>
                  <svg:desc>16NN.A17:16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16NN.A3:16NN.A7</svg:desc>
                </draw:g>
              </table:table-cell>
              <table:table-cell office:value-type="float" office:value="6.02566510573098">
                <text:p>6.02566510573098</text:p>
                <draw:g>
                  <svg:desc>16NN.D3:16NN.D7</svg:desc>
                </draw:g>
              </table:table-cell>
              <table:table-cell office:value-type="float" office:value="5.27588504496507">
                <text:p>5.27588504496507</text:p>
                <draw:g>
                  <svg:desc>16NN.D11:16NN.D15</svg:desc>
                </draw:g>
              </table:table-cell>
              <table:table-cell office:value-type="float" office:value="5.27172264363547">
                <text:p>5.27172264363547</text:p>
                <draw:g>
                  <svg:desc>16NN.D19:16NN.D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2.3349693847587">
                <text:p>2.3349693847587</text:p>
              </table:table-cell>
              <table:table-cell office:value-type="float" office:value="2.38923709216713">
                <text:p>2.38923709216713</text:p>
              </table:table-cell>
              <table:table-cell office:value-type="float" office:value="2.51620647134642">
                <text:p>2.51620647134642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1.09151709254235">
                <text:p>1.09151709254235</text:p>
              </table:table-cell>
              <table:table-cell office:value-type="float" office:value="1.0938338593567">
                <text:p>1.0938338593567</text:p>
              </table:table-cell>
              <table:table-cell office:value-type="float" office:value="1.5035005838115">
                <text:p>1.5035005838115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522680306493798">
                <text:p>0.522680306493798</text:p>
              </table:table-cell>
              <table:table-cell office:value-type="float" office:value="0.532441719914809">
                <text:p>0.532441719914809</text:p>
              </table:table-cell>
              <table:table-cell office:value-type="float" office:value="1.14891236432162">
                <text:p>1.14891236432162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26593904903208">
                <text:p>0.26593904903208</text:p>
              </table:table-cell>
              <table:table-cell office:value-type="float" office:value="0.286586665996945">
                <text:p>0.286586665996945</text:p>
              </table:table-cell>
              <table:table-cell office:value-type="float" office:value="1.03765249695701">
                <text:p>1.037652496957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2.172cm" svg:y="4.17cm" style:legend-expansion="high" chart:style-name="ch2"/>
        <chart:plot-area chart:style-name="ch3" svg:x="0.352cm" svg:y="0.198cm" svg:width="11.468cm" svg:height="9.539cm">
          <chart:coordinate-region svg:x="1.081cm" svg:y="0.397cm" svg:width="9.877cm" svg:height="8.693cm"/>
          <chart:axis chart:dimension="x" chart:name="primary-x" chart:style-name="ch4" chartooo:axis-type="auto">
            <chartooo:date-scale/>
            <chart:categories table:cell-range-address="32NN.A3:32NN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2NN.D3:32NN.D7" chart:label-cell-address="32NN.A1:32NN.A1" chart:class="chart:line">
            <chart:data-point chart:repeated="5"/>
          </chart:series>
          <chart:series chart:style-name="ch8" chart:values-cell-range-address="32NN.D11:32NN.D15" chart:label-cell-address="32NN.A9:32NN.A9" chart:class="chart:line">
            <chart:data-point chart:repeated="5"/>
          </chart:series>
          <chart:series chart:style-name="ch9" chart:values-cell-range-address="32NN.D19:32NN.D23" chart:label-cell-address="32NN.A17:32NN.A17" chart:class="chart:line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1cm" svg:height="1cm" svg:x="0cm" svg:y="0cm">
          <draw:image xlink:href="Pictures/20000006000044D2000026D00797457D.svm" xlink:type="simple" xlink:show="embed" xlink:actuate="onLoad" draw:mime-type="image/x-svm">
            <text:p/>
          </draw:image>
          <draw:image xlink:href="Pictures/100000010000029B0000017988E2584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32, mean = 0, std = 0</text:p>
                <draw:g>
                  <svg:desc>32NN.A1:32NN.A1</svg:desc>
                </draw:g>
              </table:table-cell>
              <table:table-cell office:value-type="string">
                <text:p>k = 32, mean = 0, std = 0.5</text:p>
                <draw:g>
                  <svg:desc>32NN.A9:32NN.A9</svg:desc>
                </draw:g>
              </table:table-cell>
              <table:table-cell office:value-type="string">
                <text:p>k = 32, mean = 0, std = 5</text:p>
                <draw:g>
                  <svg:desc>32NN.A17:32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32NN.A3:32NN.A7</svg:desc>
                </draw:g>
              </table:table-cell>
              <table:table-cell office:value-type="float" office:value="6.02367863709811">
                <text:p>6.02367863709811</text:p>
                <draw:g>
                  <svg:desc>32NN.D3:32NN.D7</svg:desc>
                </draw:g>
              </table:table-cell>
              <table:table-cell office:value-type="float" office:value="5.8125564565708">
                <text:p>5.8125564565708</text:p>
                <draw:g>
                  <svg:desc>32NN.D11:32NN.D15</svg:desc>
                </draw:g>
              </table:table-cell>
              <table:table-cell office:value-type="float" office:value="5.83667511865719">
                <text:p>5.83667511865719</text:p>
                <draw:g>
                  <svg:desc>32NN.D19:32NN.D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2.76006005917326">
                <text:p>2.76006005917326</text:p>
              </table:table-cell>
              <table:table-cell office:value-type="float" office:value="2.92162347050928">
                <text:p>2.92162347050928</text:p>
              </table:table-cell>
              <table:table-cell office:value-type="float" office:value="2.76193073820192">
                <text:p>2.76193073820192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1.21896007717159">
                <text:p>1.21896007717159</text:p>
              </table:table-cell>
              <table:table-cell office:value-type="float" office:value="1.21119870804703">
                <text:p>1.21119870804703</text:p>
              </table:table-cell>
              <table:table-cell office:value-type="float" office:value="1.43155383743639">
                <text:p>1.43155383743639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534986715849625">
                <text:p>0.534986715849625</text:p>
              </table:table-cell>
              <table:table-cell office:value-type="float" office:value="0.540252382027599">
                <text:p>0.540252382027599</text:p>
              </table:table-cell>
              <table:table-cell office:value-type="float" office:value="0.919222106108225">
                <text:p>0.919222106108225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253272504305293">
                <text:p>0.253272504305293</text:p>
              </table:table-cell>
              <table:table-cell office:value-type="float" office:value="0.265162781337216">
                <text:p>0.265162781337216</text:p>
              </table:table-cell>
              <table:table-cell office:value-type="float" office:value="0.759991272455808">
                <text:p>0.7599912724558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652cm" svg:height="9.936cm" xlink:href=".." xlink:type="simple" chart:class="chart:line" chart:style-name="ch1">
        <chart:legend chart:legend-position="end" svg:x="12.207cm" svg:y="4.171cm" style:legend-expansion="high" chart:style-name="ch2"/>
        <chart:plot-area chart:style-name="ch3" svg:x="0.353cm" svg:y="0.198cm" svg:width="11.501cm" svg:height="9.54cm">
          <chart:coordinate-region svg:x="1.082cm" svg:y="0.397cm" svg:width="9.91cm" svg:height="8.694cm"/>
          <chart:axis chart:dimension="x" chart:name="primary-x" chart:style-name="ch4" chartooo:axis-type="auto">
            <chartooo:date-scale/>
            <chart:categories table:cell-range-address="32NN.A3:32NN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2NN.E3:32NN.E7" chart:label-cell-address="32NN.A1:32NN.A1" chart:class="chart:line">
            <chart:data-point chart:repeated="5"/>
          </chart:series>
          <chart:series chart:style-name="ch8" chart:values-cell-range-address="32NN.E11:32NN.E15" chart:label-cell-address="32NN.A9:32NN.A9" chart:class="chart:line">
            <chart:data-point chart:repeated="5"/>
          </chart:series>
          <chart:series chart:style-name="ch9" chart:values-cell-range-address="32NN.E19:32NN.E23" chart:label-cell-address="32NN.A17:32NN.A17" chart:class="chart:line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1.001cm" svg:height="1cm" svg:x="0cm" svg:y="0cm">
          <draw:image xlink:href="Pictures/20000006000044D2000026D00797457D.svm" xlink:type="simple" xlink:show="embed" xlink:actuate="onLoad" draw:mime-type="image/x-svm">
            <text:p/>
          </draw:image>
          <draw:image xlink:href="Pictures/100000010000029B0000017988E2584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32, mean = 0, std = 0</text:p>
                <draw:g>
                  <svg:desc>32NN.A1:32NN.A1</svg:desc>
                </draw:g>
              </table:table-cell>
              <table:table-cell office:value-type="string">
                <text:p>k = 32, mean = 0, std = 0.5</text:p>
                <draw:g>
                  <svg:desc>32NN.A9:32NN.A9</svg:desc>
                </draw:g>
              </table:table-cell>
              <table:table-cell office:value-type="string">
                <text:p>k = 32, mean = 0, std = 5</text:p>
                <draw:g>
                  <svg:desc>32NN.A17:32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32NN.A3:32NN.A7</svg:desc>
                </draw:g>
              </table:table-cell>
              <table:table-cell office:value-type="float" office:value="5.93953910472841">
                <text:p>5.93953910472841</text:p>
                <draw:g>
                  <svg:desc>32NN.E3:32NN.E7</svg:desc>
                </draw:g>
              </table:table-cell>
              <table:table-cell office:value-type="float" office:value="5.08965873711892">
                <text:p>5.08965873711892</text:p>
                <draw:g>
                  <svg:desc>32NN.E11:32NN.E15</svg:desc>
                </draw:g>
              </table:table-cell>
              <table:table-cell office:value-type="float" office:value="5.9161584513146">
                <text:p>5.9161584513146</text:p>
                <draw:g>
                  <svg:desc>32NN.E19:32NN.E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2.8513737018338">
                <text:p>2.8513737018338</text:p>
              </table:table-cell>
              <table:table-cell office:value-type="float" office:value="3.09229575778158">
                <text:p>3.09229575778158</text:p>
              </table:table-cell>
              <table:table-cell office:value-type="float" office:value="2.72006857277973">
                <text:p>2.72006857277973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1.29630241243986">
                <text:p>1.29630241243986</text:p>
              </table:table-cell>
              <table:table-cell office:value-type="float" office:value="1.29101878538754">
                <text:p>1.29101878538754</text:p>
              </table:table-cell>
              <table:table-cell office:value-type="float" office:value="1.37601676303863">
                <text:p>1.37601676303863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584158388422592">
                <text:p>0.584158388422592</text:p>
              </table:table-cell>
              <table:table-cell office:value-type="float" office:value="0.584631134530792">
                <text:p>0.584631134530792</text:p>
              </table:table-cell>
              <table:table-cell office:value-type="float" office:value="0.759405088595796">
                <text:p>0.759405088595796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267643019510913">
                <text:p>0.267643019510913</text:p>
              </table:table-cell>
              <table:table-cell office:value-type="float" office:value="0.270700481668879">
                <text:p>0.270700481668879</text:p>
              </table:table-cell>
              <table:table-cell office:value-type="float" office:value="0.580756977143161">
                <text:p>0.58075697714316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3.309cm" svg:y="4.17cm" style:legend-expansion="high" chart:style-name="ch2"/>
        <chart:plot-area chart:style-name="ch3" svg:x="0.352cm" svg:y="0.198cm" svg:width="12.605cm" svg:height="9.539cm">
          <chart:coordinate-region svg:x="1.081cm" svg:y="0.397cm" svg:width="11.109cm" svg:height="8.693cm"/>
          <chart:axis chart:dimension="x" chart:name="primary-x" chart:style-name="ch4" chartooo:axis-type="auto">
            <chartooo:date-scale/>
            <chart:categories table:cell-range-address="FNN.A3:FN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NN.D3:FNN.D6" chart:label-cell-address="FNN.A1:FNN.A1" chart:class="chart:line">
            <chart:data-point chart:repeated="4"/>
          </chart:series>
          <chart:series chart:style-name="ch8" chart:values-cell-range-address="FNN.D10:FNN.D13" chart:label-cell-address="FNN.A8:FNN.A8" chart:class="chart:line">
            <chart:data-point chart:repeated="4"/>
          </chart:series>
          <chart:series chart:style-name="ch9" chart:values-cell-range-address="FNN.D17:FNN.D20" chart:label-cell-address="FNN.A15:FNN.A1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= 0, std = 0</text:p>
                <draw:g>
                  <svg:desc>FNN.A1:FNN.A1</svg:desc>
                </draw:g>
              </table:table-cell>
              <table:table-cell office:value-type="string">
                <text:p>mean = 0, std = 0.5</text:p>
                <draw:g>
                  <svg:desc>FNN.A8:FNN.A8</svg:desc>
                </draw:g>
              </table:table-cell>
              <table:table-cell office:value-type="string">
                <text:p>mean = 0, std = 5</text:p>
                <draw:g>
                  <svg:desc>FNN.A15:FNN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FNN.A3:FNN.A6</svg:desc>
                </draw:g>
              </table:table-cell>
              <table:table-cell office:value-type="float" office:value="2.34903368537899">
                <text:p>2.34903368537899</text:p>
                <draw:g>
                  <svg:desc>FNN.D3:FNN.D6</svg:desc>
                </draw:g>
              </table:table-cell>
              <table:table-cell office:value-type="float" office:value="2.58761386101353">
                <text:p>2.58761386101353</text:p>
                <draw:g>
                  <svg:desc>FNN.D10:FNN.D13</svg:desc>
                </draw:g>
              </table:table-cell>
              <table:table-cell office:value-type="float" office:value="3.67074509534453">
                <text:p>3.67074509534453</text:p>
                <draw:g>
                  <svg:desc>FNN.D17:FNN.D20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1.84577995198421">
                <text:p>1.84577995198421</text:p>
              </table:table-cell>
              <table:table-cell office:value-type="float" office:value="0.895920005450218">
                <text:p>0.895920005450218</text:p>
              </table:table-cell>
              <table:table-cell office:value-type="float" office:value="3.44953302422668">
                <text:p>3.44953302422668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0.294492164427591">
                <text:p>0.294492164427591</text:p>
              </table:table-cell>
              <table:table-cell office:value-type="float" office:value="0.420154203142571">
                <text:p>0.420154203142571</text:p>
              </table:table-cell>
              <table:table-cell office:value-type="float" office:value="2.41565028050017">
                <text:p>2.41565028050017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208130598013136">
                <text:p>0.208130598013136</text:p>
              </table:table-cell>
              <table:table-cell office:value-type="float" office:value="0.381138955760035">
                <text:p>0.381138955760035</text:p>
              </table:table-cell>
              <table:table-cell office:value-type="float" office:value="2.09928263777893">
                <text:p>2.0992826377789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3.309cm" svg:y="4.17cm" style:legend-expansion="high" chart:style-name="ch2"/>
        <chart:plot-area chart:style-name="ch3" svg:x="0.352cm" svg:y="0.198cm" svg:width="12.605cm" svg:height="9.539cm">
          <chart:coordinate-region svg:x="1.081cm" svg:y="0.397cm" svg:width="11.109cm" svg:height="8.693cm"/>
          <chart:axis chart:dimension="x" chart:name="primary-x" chart:style-name="ch4" chartooo:axis-type="auto">
            <chartooo:date-scale/>
            <chart:categories table:cell-range-address="FNN.A3:FN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NN.E3:FNN.E6" chart:label-cell-address="FNN.A1:FNN.A1" chart:class="chart:line">
            <chart:data-point chart:repeated="4"/>
          </chart:series>
          <chart:series chart:style-name="ch8" chart:values-cell-range-address="FNN.E10:FNN.E13" chart:label-cell-address="FNN.A8:FNN.A8" chart:class="chart:line">
            <chart:data-point chart:repeated="4"/>
          </chart:series>
          <chart:series chart:style-name="ch9" chart:values-cell-range-address="FNN.E17:FNN.E20" chart:label-cell-address="FNN.A15:FNN.A1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= 0, std = 0</text:p>
                <draw:g>
                  <svg:desc>FNN.A1:FNN.A1</svg:desc>
                </draw:g>
              </table:table-cell>
              <table:table-cell office:value-type="string">
                <text:p>mean = 0, std = 0.5</text:p>
                <draw:g>
                  <svg:desc>FNN.A8:FNN.A8</svg:desc>
                </draw:g>
              </table:table-cell>
              <table:table-cell office:value-type="string">
                <text:p>mean = 0, std = 5</text:p>
                <draw:g>
                  <svg:desc>FNN.A15:FNN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FNN.A3:FNN.A6</svg:desc>
                </draw:g>
              </table:table-cell>
              <table:table-cell office:value-type="float" office:value="1.55963330773497">
                <text:p>1.55963330773497</text:p>
                <draw:g>
                  <svg:desc>FNN.E3:FNN.E6</svg:desc>
                </draw:g>
              </table:table-cell>
              <table:table-cell office:value-type="float" office:value="1.80792304769538">
                <text:p>1.80792304769538</text:p>
                <draw:g>
                  <svg:desc>FNN.E10:FNN.E13</svg:desc>
                </draw:g>
              </table:table-cell>
              <table:table-cell office:value-type="float" office:value="2.46687586693521">
                <text:p>2.46687586693521</text:p>
                <draw:g>
                  <svg:desc>FNN.E17:FNN.E20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0.948462211217614">
                <text:p>0.948462211217614</text:p>
              </table:table-cell>
              <table:table-cell office:value-type="float" office:value="0.754652783221603">
                <text:p>0.754652783221603</text:p>
              </table:table-cell>
              <table:table-cell office:value-type="float" office:value="2.35288031943738">
                <text:p>2.35288031943738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0.221204951124068">
                <text:p>0.221204951124068</text:p>
              </table:table-cell>
              <table:table-cell office:value-type="float" office:value="0.311480659148543">
                <text:p>0.311480659148543</text:p>
              </table:table-cell>
              <table:table-cell office:value-type="float" office:value="1.59305619512912">
                <text:p>1.59305619512912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175281349826843">
                <text:p>0.175281349826843</text:p>
              </table:table-cell>
              <table:table-cell office:value-type="float" office:value="0.268702976946449">
                <text:p>0.268702976946449</text:p>
              </table:table-cell>
              <table:table-cell office:value-type="float" office:value="1.41619435024293">
                <text:p>1.4161943502429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2.363cm" svg:y="4.17cm" style:legend-expansion="high" chart:style-name="ch2"/>
        <chart:plot-area chart:style-name="ch3" svg:x="0.352cm" svg:y="0.198cm" svg:width="11.659cm" svg:height="9.539cm">
          <chart:coordinate-region svg:x="1.081cm" svg:y="0.397cm" svg:width="10.068cm" svg:height="8.693cm"/>
          <chart:axis chart:dimension="x" chart:name="primary-x" chart:style-name="ch4" chartooo:axis-type="auto">
            <chartooo:date-scale/>
            <chart:categories table:cell-range-address="1NN.A19:1NN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NN.E3:1NN.E7" chart:label-cell-address="1NN.A1:1NN.A1" chart:class="chart:line">
            <chart:data-point chart:repeated="5"/>
          </chart:series>
          <chart:series chart:style-name="ch8" chart:values-cell-range-address="1NN.E11:1NN.E15" chart:label-cell-address="1NN.A9:1NN.A9" chart:class="chart:line">
            <chart:data-point chart:repeated="5"/>
          </chart:series>
          <chart:series chart:style-name="ch9" chart:values-cell-range-address="1NN.E19:1NN.E23" chart:label-cell-address="1NN.A17:1NN.A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1, mean = 0, std = 0</text:p>
                <draw:g>
                  <svg:desc>1NN.A1:1NN.A1</svg:desc>
                </draw:g>
              </table:table-cell>
              <table:table-cell office:value-type="string">
                <text:p>k = 1, mean = 0, std = 0.5</text:p>
                <draw:g>
                  <svg:desc>1NN.A9:1NN.A9</svg:desc>
                </draw:g>
              </table:table-cell>
              <table:table-cell office:value-type="string">
                <text:p>k = 1, mean = 0, std = 5</text:p>
                <draw:g>
                  <svg:desc>1NN.A17:1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1NN.A19:1NN.A23</svg:desc>
                </draw:g>
              </table:table-cell>
              <table:table-cell office:value-type="float" office:value="3.79530686309855">
                <text:p>3.79530686309855</text:p>
                <draw:g>
                  <svg:desc>1NN.E3:1NN.E7</svg:desc>
                </draw:g>
              </table:table-cell>
              <table:table-cell office:value-type="float" office:value="3.95019831350998">
                <text:p>3.95019831350998</text:p>
                <draw:g>
                  <svg:desc>1NN.E11:1NN.E15</svg:desc>
                </draw:g>
              </table:table-cell>
              <table:table-cell office:value-type="float" office:value="5.07357424062086">
                <text:p>5.07357424062086</text:p>
                <draw:g>
                  <svg:desc>1NN.E19:1NN.E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2.38349581058909">
                <text:p>2.38349581058909</text:p>
              </table:table-cell>
              <table:table-cell office:value-type="float" office:value="2.50732921989986">
                <text:p>2.50732921989986</text:p>
              </table:table-cell>
              <table:table-cell office:value-type="float" office:value="3.84236445017057">
                <text:p>3.84236445017057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1.33912904378747">
                <text:p>1.33912904378747</text:p>
              </table:table-cell>
              <table:table-cell office:value-type="float" office:value="1.37775342527886">
                <text:p>1.37775342527886</text:p>
              </table:table-cell>
              <table:table-cell office:value-type="float" office:value="3.28851152634131">
                <text:p>3.28851152634131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738658012873806">
                <text:p>0.738658012873806</text:p>
              </table:table-cell>
              <table:table-cell office:value-type="float" office:value="0.796831544570543">
                <text:p>0.796831544570543</text:p>
              </table:table-cell>
              <table:table-cell office:value-type="float" office:value="3.1025121013051">
                <text:p>3.1025121013051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413533756254113">
                <text:p>0.413533756254113</text:p>
              </table:table-cell>
              <table:table-cell office:value-type="float" office:value="0.510499234613159">
                <text:p>0.510499234613159</text:p>
              </table:table-cell>
              <table:table-cell office:value-type="float" office:value="3.04335357975418">
                <text:p>3.04335357975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2.363cm" svg:y="4.17cm" style:legend-expansion="high" chart:style-name="ch2"/>
        <chart:plot-area chart:style-name="ch3" svg:x="0.352cm" svg:y="0.198cm" svg:width="11.659cm" svg:height="9.539cm">
          <chart:coordinate-region svg:x="1.081cm" svg:y="0.397cm" svg:width="10.068cm" svg:height="8.693cm"/>
          <chart:axis chart:dimension="x" chart:name="primary-x" chart:style-name="ch4" chartooo:axis-type="auto">
            <chartooo:date-scale/>
            <chart:categories table:cell-range-address="2NN.A19:2NN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NN.D3:2NN.D7" chart:label-cell-address="2NN.A1:2NN.A1" chart:class="chart:line">
            <chart:data-point chart:repeated="5"/>
          </chart:series>
          <chart:series chart:style-name="ch8" chart:values-cell-range-address="2NN.D11:2NN.D15" chart:label-cell-address="2NN.A9:2NN.A9" chart:class="chart:line">
            <chart:data-point chart:repeated="5"/>
          </chart:series>
          <chart:series chart:style-name="ch9" chart:values-cell-range-address="2NN.D19:2NN.D23" chart:label-cell-address="2NN.A17:2NN.A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2, mean = 0, std = 0</text:p>
                <draw:g>
                  <svg:desc>2NN.A1:2NN.A1</svg:desc>
                </draw:g>
              </table:table-cell>
              <table:table-cell office:value-type="string">
                <text:p>k = 2, mean = 0, std = 0.5</text:p>
                <draw:g>
                  <svg:desc>2NN.A9:2NN.A9</svg:desc>
                </draw:g>
              </table:table-cell>
              <table:table-cell office:value-type="string">
                <text:p>k = 2, mean = 0, std = 5</text:p>
                <draw:g>
                  <svg:desc>2NN.A17:2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2NN.A19:2NN.A23</svg:desc>
                </draw:g>
              </table:table-cell>
              <table:table-cell office:value-type="float" office:value="5.23277505337305">
                <text:p>5.23277505337305</text:p>
                <draw:g>
                  <svg:desc>2NN.D3:2NN.D7</svg:desc>
                </draw:g>
              </table:table-cell>
              <table:table-cell office:value-type="float" office:value="4.25424827087984">
                <text:p>4.25424827087984</text:p>
                <draw:g>
                  <svg:desc>2NN.D11:2NN.D15</svg:desc>
                </draw:g>
              </table:table-cell>
              <table:table-cell office:value-type="float" office:value="5.36863906474813">
                <text:p>5.36863906474813</text:p>
                <draw:g>
                  <svg:desc>2NN.D19:2NN.D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2.48756093361668">
                <text:p>2.48756093361668</text:p>
              </table:table-cell>
              <table:table-cell office:value-type="float" office:value="2.60862935715752">
                <text:p>2.60862935715752</text:p>
              </table:table-cell>
              <table:table-cell office:value-type="float" office:value="3.9900290373674">
                <text:p>3.9900290373674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1.37334922303784">
                <text:p>1.37334922303784</text:p>
              </table:table-cell>
              <table:table-cell office:value-type="float" office:value="1.38405704603661">
                <text:p>1.38405704603661</text:p>
              </table:table-cell>
              <table:table-cell office:value-type="float" office:value="3.15610176774754">
                <text:p>3.15610176774754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755571874920296">
                <text:p>0.755571874920296</text:p>
              </table:table-cell>
              <table:table-cell office:value-type="float" office:value="0.81108289807787">
                <text:p>0.81108289807787</text:p>
              </table:table-cell>
              <table:table-cell office:value-type="float" office:value="2.91910830426627">
                <text:p>2.91910830426627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421216405998403">
                <text:p>0.421216405998403</text:p>
              </table:table-cell>
              <table:table-cell office:value-type="float" office:value="0.510012803050442">
                <text:p>0.510012803050442</text:p>
              </table:table-cell>
              <table:table-cell office:value-type="float" office:value="2.85285294412471">
                <text:p>2.85285294412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2.363cm" svg:y="4.17cm" style:legend-expansion="high" chart:style-name="ch2"/>
        <chart:plot-area chart:style-name="ch3" svg:x="0.352cm" svg:y="0.198cm" svg:width="11.659cm" svg:height="9.539cm">
          <chart:coordinate-region svg:x="1.081cm" svg:y="0.397cm" svg:width="10.068cm" svg:height="8.693cm"/>
          <chart:axis chart:dimension="x" chart:name="primary-x" chart:style-name="ch4" chartooo:axis-type="auto">
            <chartooo:date-scale/>
            <chart:categories table:cell-range-address="2NN.A19:2NN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NN.E3:2NN.E7" chart:label-cell-address="2NN.A1:2NN.A1" chart:class="chart:line">
            <chart:data-point chart:repeated="5"/>
          </chart:series>
          <chart:series chart:style-name="ch8" chart:values-cell-range-address="2NN.E11:2NN.E15" chart:label-cell-address="2NN.A9:2NN.A9" chart:class="chart:line">
            <chart:data-point chart:repeated="5"/>
          </chart:series>
          <chart:series chart:style-name="ch9" chart:values-cell-range-address="2NN.E19:2NN.E23" chart:label-cell-address="2NN.A17:2NN.A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2, mean = 0, std = 0</text:p>
                <draw:g>
                  <svg:desc>2NN.A1:2NN.A1</svg:desc>
                </draw:g>
              </table:table-cell>
              <table:table-cell office:value-type="string">
                <text:p>k = 2, mean = 0, std = 0.5</text:p>
                <draw:g>
                  <svg:desc>2NN.A9:2NN.A9</svg:desc>
                </draw:g>
              </table:table-cell>
              <table:table-cell office:value-type="string">
                <text:p>k = 2, mean = 0, std = 5</text:p>
                <draw:g>
                  <svg:desc>2NN.A17:2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2NN.A19:2NN.A23</svg:desc>
                </draw:g>
              </table:table-cell>
              <table:table-cell office:value-type="float" office:value="4.20439089901436">
                <text:p>4.20439089901436</text:p>
                <draw:g>
                  <svg:desc>2NN.E3:2NN.E7</svg:desc>
                </draw:g>
              </table:table-cell>
              <table:table-cell office:value-type="float" office:value="3.85136174588018">
                <text:p>3.85136174588018</text:p>
                <draw:g>
                  <svg:desc>2NN.E11:2NN.E15</svg:desc>
                </draw:g>
              </table:table-cell>
              <table:table-cell office:value-type="float" office:value="3.9935667695868">
                <text:p>3.9935667695868</text:p>
                <draw:g>
                  <svg:desc>2NN.E19:2NN.E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2.04145230215769">
                <text:p>2.04145230215769</text:p>
              </table:table-cell>
              <table:table-cell office:value-type="float" office:value="2.10555025692672">
                <text:p>2.10555025692672</text:p>
              </table:table-cell>
              <table:table-cell office:value-type="float" office:value="3.10603387599939">
                <text:p>3.10603387599939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1.14300370161594">
                <text:p>1.14300370161594</text:p>
              </table:table-cell>
              <table:table-cell office:value-type="float" office:value="1.13133370969994">
                <text:p>1.13133370969994</text:p>
              </table:table-cell>
              <table:table-cell office:value-type="float" office:value="2.42899821547293">
                <text:p>2.42899821547293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615539324848118">
                <text:p>0.615539324848118</text:p>
              </table:table-cell>
              <table:table-cell office:value-type="float" office:value="0.649279457273767">
                <text:p>0.649279457273767</text:p>
              </table:table-cell>
              <table:table-cell office:value-type="float" office:value="2.21413433131197">
                <text:p>2.21413433131197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341285497108693">
                <text:p>0.341285497108693</text:p>
              </table:table-cell>
              <table:table-cell office:value-type="float" office:value="0.397944253942053">
                <text:p>0.397944253942053</text:p>
              </table:table-cell>
              <table:table-cell office:value-type="float" office:value="2.15618551016639">
                <text:p>2.156185510166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2.363cm" svg:y="4.17cm" style:legend-expansion="high" chart:style-name="ch2"/>
        <chart:plot-area chart:style-name="ch3" svg:x="0.352cm" svg:y="0.198cm" svg:width="11.659cm" svg:height="9.539cm">
          <chart:coordinate-region svg:x="1.081cm" svg:y="0.397cm" svg:width="10.068cm" svg:height="8.693cm"/>
          <chart:axis chart:dimension="x" chart:name="primary-x" chart:style-name="ch4" chartooo:axis-type="auto">
            <chartooo:date-scale/>
            <chart:categories table:cell-range-address="4NN.A3:4NN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NN.D3:4NN.D7" chart:label-cell-address="4NN.A1:4NN.A1" chart:class="chart:line">
            <chart:data-point chart:repeated="5"/>
          </chart:series>
          <chart:series chart:style-name="ch8" chart:values-cell-range-address="4NN.D11:4NN.D15" chart:label-cell-address="4NN.A9:4NN.A9" chart:class="chart:line">
            <chart:data-point chart:repeated="5"/>
          </chart:series>
          <chart:series chart:style-name="ch9" chart:values-cell-range-address="4NN.D19:4NN.D23" chart:label-cell-address="4NN.A17:4NN.A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4, mean = 0, std = 0</text:p>
                <draw:g>
                  <svg:desc>4NN.A1:4NN.A1</svg:desc>
                </draw:g>
              </table:table-cell>
              <table:table-cell office:value-type="string">
                <text:p>k = 4, mean = 0, std = 0.5</text:p>
                <draw:g>
                  <svg:desc>4NN.A9:4NN.A9</svg:desc>
                </draw:g>
              </table:table-cell>
              <table:table-cell office:value-type="string">
                <text:p>k = 4, mean = 0, std = 5</text:p>
                <draw:g>
                  <svg:desc>4NN.A17:4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4NN.A3:4NN.A7</svg:desc>
                </draw:g>
              </table:table-cell>
              <table:table-cell office:value-type="float" office:value="4.17421091867552">
                <text:p>4.17421091867552</text:p>
                <draw:g>
                  <svg:desc>4NN.D3:4NN.D7</svg:desc>
                </draw:g>
              </table:table-cell>
              <table:table-cell office:value-type="float" office:value="4.28624811618804">
                <text:p>4.28624811618804</text:p>
                <draw:g>
                  <svg:desc>4NN.D11:4NN.D15</svg:desc>
                </draw:g>
              </table:table-cell>
              <table:table-cell office:value-type="float" office:value="4.47033300495446">
                <text:p>4.47033300495446</text:p>
                <draw:g>
                  <svg:desc>4NN.D19:4NN.D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2.29880515565353">
                <text:p>2.29880515565353</text:p>
              </table:table-cell>
              <table:table-cell office:value-type="float" office:value="2.32084861876723">
                <text:p>2.32084861876723</text:p>
              </table:table-cell>
              <table:table-cell office:value-type="float" office:value="3.23152621988568">
                <text:p>3.23152621988568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1.15590596613825">
                <text:p>1.15590596613825</text:p>
              </table:table-cell>
              <table:table-cell office:value-type="float" office:value="1.20183118923123">
                <text:p>1.20183118923123</text:p>
              </table:table-cell>
              <table:table-cell office:value-type="float" office:value="2.34724725242624">
                <text:p>2.34724725242624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631337646624159">
                <text:p>0.631337646624159</text:p>
              </table:table-cell>
              <table:table-cell office:value-type="float" office:value="0.664694230544701">
                <text:p>0.664694230544701</text:p>
              </table:table-cell>
              <table:table-cell office:value-type="float" office:value="2.1041057657177">
                <text:p>2.1041057657177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346604525680036">
                <text:p>0.346604525680036</text:p>
              </table:table-cell>
              <table:table-cell office:value-type="float" office:value="0.402711733266086">
                <text:p>0.402711733266086</text:p>
              </table:table-cell>
              <table:table-cell office:value-type="float" office:value="2.02980851485056">
                <text:p>2.029808514850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2.363cm" svg:y="4.17cm" style:legend-expansion="high" chart:style-name="ch2"/>
        <chart:plot-area chart:style-name="ch3" svg:x="0.352cm" svg:y="0.198cm" svg:width="11.659cm" svg:height="9.539cm">
          <chart:coordinate-region svg:x="1.081cm" svg:y="0.397cm" svg:width="10.068cm" svg:height="8.693cm"/>
          <chart:axis chart:dimension="x" chart:name="primary-x" chart:style-name="ch4" chartooo:axis-type="auto">
            <chartooo:date-scale/>
            <chart:categories table:cell-range-address="4NN.A3:4NN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NN.E3:4NN.E7" chart:label-cell-address="4NN.A1:4NN.A1" chart:class="chart:line">
            <chart:data-point chart:repeated="5"/>
          </chart:series>
          <chart:series chart:style-name="ch8" chart:values-cell-range-address="4NN.E11:4NN.E15" chart:label-cell-address="4NN.A9:4NN.A9" chart:class="chart:line">
            <chart:data-point chart:repeated="5"/>
          </chart:series>
          <chart:series chart:style-name="ch9" chart:values-cell-range-address="4NN.E19:4NN.E23" chart:label-cell-address="4NN.A17:4NN.A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4, mean = 0, std = 0</text:p>
                <draw:g>
                  <svg:desc>4NN.A1:4NN.A1</svg:desc>
                </draw:g>
              </table:table-cell>
              <table:table-cell office:value-type="string">
                <text:p>k = 4, mean = 0, std = 0.5</text:p>
                <draw:g>
                  <svg:desc>4NN.A9:4NN.A9</svg:desc>
                </draw:g>
              </table:table-cell>
              <table:table-cell office:value-type="string">
                <text:p>k = 4, mean = 0, std = 5</text:p>
                <draw:g>
                  <svg:desc>4NN.A17:4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4NN.A3:4NN.A7</svg:desc>
                </draw:g>
              </table:table-cell>
              <table:table-cell office:value-type="float" office:value="3.47884043771122">
                <text:p>3.47884043771122</text:p>
                <draw:g>
                  <svg:desc>4NN.E3:4NN.E7</svg:desc>
                </draw:g>
              </table:table-cell>
              <table:table-cell office:value-type="float" office:value="3.89337025233397">
                <text:p>3.89337025233397</text:p>
                <draw:g>
                  <svg:desc>4NN.E11:4NN.E15</svg:desc>
                </draw:g>
              </table:table-cell>
              <table:table-cell office:value-type="float" office:value="4.26628055725104">
                <text:p>4.26628055725104</text:p>
                <draw:g>
                  <svg:desc>4NN.E19:4NN.E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2.06334530886742">
                <text:p>2.06334530886742</text:p>
              </table:table-cell>
              <table:table-cell office:value-type="float" office:value="2.13354736509904">
                <text:p>2.13354736509904</text:p>
              </table:table-cell>
              <table:table-cell office:value-type="float" office:value="2.62992970398133">
                <text:p>2.62992970398133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1.00710129449842">
                <text:p>1.00710129449842</text:p>
              </table:table-cell>
              <table:table-cell office:value-type="float" office:value="1.02338055412922">
                <text:p>1.02338055412922</text:p>
              </table:table-cell>
              <table:table-cell office:value-type="float" office:value="1.79844801971902">
                <text:p>1.79844801971902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531925475265095">
                <text:p>0.531925475265095</text:p>
              </table:table-cell>
              <table:table-cell office:value-type="float" office:value="0.548721094623456">
                <text:p>0.548721094623456</text:p>
              </table:table-cell>
              <table:table-cell office:value-type="float" office:value="1.59219496498733">
                <text:p>1.59219496498733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287273457899344">
                <text:p>0.287273457899344</text:p>
              </table:table-cell>
              <table:table-cell office:value-type="float" office:value="0.320586979221871">
                <text:p>0.320586979221871</text:p>
              </table:table-cell>
              <table:table-cell office:value-type="float" office:value="1.5317576643402">
                <text:p>1.53175766434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2.363cm" svg:y="4.17cm" style:legend-expansion="high" chart:style-name="ch2"/>
        <chart:plot-area chart:style-name="ch3" svg:x="0.352cm" svg:y="0.198cm" svg:width="11.659cm" svg:height="9.539cm">
          <chart:coordinate-region svg:x="1.081cm" svg:y="0.397cm" svg:width="10.068cm" svg:height="8.693cm"/>
          <chart:axis chart:dimension="x" chart:name="primary-x" chart:style-name="ch4" chartooo:axis-type="auto">
            <chartooo:date-scale/>
            <chart:categories table:cell-range-address="8NN.A3:8NN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8NN.D3:8NN.D7" chart:label-cell-address="8NN.A1:8NN.A1" chart:class="chart:line">
            <chart:data-point chart:repeated="5"/>
          </chart:series>
          <chart:series chart:style-name="ch8" chart:values-cell-range-address="8NN.D11:8NN.D15" chart:label-cell-address="8NN.A9:8NN.A9" chart:class="chart:line">
            <chart:data-point chart:repeated="5"/>
          </chart:series>
          <chart:series chart:style-name="ch9" chart:values-cell-range-address="8NN.D19:8NN.D23" chart:label-cell-address="8NN.A17:8NN.A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8, mean = 0, std = 0</text:p>
                <draw:g>
                  <svg:desc>8NN.A1:8NN.A1</svg:desc>
                </draw:g>
              </table:table-cell>
              <table:table-cell office:value-type="string">
                <text:p>k = 8, mean = 0, std = 0.5</text:p>
                <draw:g>
                  <svg:desc>8NN.A9:8NN.A9</svg:desc>
                </draw:g>
              </table:table-cell>
              <table:table-cell office:value-type="string">
                <text:p>k = 8, mean = 0, std = 5</text:p>
                <draw:g>
                  <svg:desc>8NN.A17:8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8NN.A3:8NN.A7</svg:desc>
                </draw:g>
              </table:table-cell>
              <table:table-cell office:value-type="float" office:value="4.6538737318327">
                <text:p>4.6538737318327</text:p>
                <draw:g>
                  <svg:desc>8NN.D3:8NN.D7</svg:desc>
                </draw:g>
              </table:table-cell>
              <table:table-cell office:value-type="float" office:value="4.21428201779216">
                <text:p>4.21428201779216</text:p>
                <draw:g>
                  <svg:desc>8NN.D11:8NN.D15</svg:desc>
                </draw:g>
              </table:table-cell>
              <table:table-cell office:value-type="float" office:value="4.89901236909191">
                <text:p>4.89901236909191</text:p>
                <draw:g>
                  <svg:desc>8NN.D19:8NN.D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2.22509866612531">
                <text:p>2.22509866612531</text:p>
              </table:table-cell>
              <table:table-cell office:value-type="float" office:value="2.2476003561629">
                <text:p>2.2476003561629</text:p>
              </table:table-cell>
              <table:table-cell office:value-type="float" office:value="2.68530581436326">
                <text:p>2.68530581436326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1.08684326065168">
                <text:p>1.08684326065168</text:p>
              </table:table-cell>
              <table:table-cell office:value-type="float" office:value="1.09318916916643">
                <text:p>1.09318916916643</text:p>
              </table:table-cell>
              <table:table-cell office:value-type="float" office:value="1.81550883864419">
                <text:p>1.81550883864419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555117898848467">
                <text:p>0.555117898848467</text:p>
              </table:table-cell>
              <table:table-cell office:value-type="float" office:value="0.575028245329761">
                <text:p>0.575028245329761</text:p>
              </table:table-cell>
              <table:table-cell office:value-type="float" office:value="1.52650681510417">
                <text:p>1.52650681510417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296599511043529">
                <text:p>0.296599511043529</text:p>
              </table:table-cell>
              <table:table-cell office:value-type="float" office:value="0.330710780353581">
                <text:p>0.330710780353581</text:p>
              </table:table-cell>
              <table:table-cell office:value-type="float" office:value="1.44595292304824">
                <text:p>1.445952923048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2.363cm" svg:y="4.17cm" style:legend-expansion="high" chart:style-name="ch2"/>
        <chart:plot-area chart:style-name="ch3" svg:x="0.352cm" svg:y="0.198cm" svg:width="11.659cm" svg:height="9.539cm">
          <chart:coordinate-region svg:x="1.081cm" svg:y="0.397cm" svg:width="10.068cm" svg:height="8.693cm"/>
          <chart:axis chart:dimension="x" chart:name="primary-x" chart:style-name="ch4" chartooo:axis-type="auto">
            <chartooo:date-scale/>
            <chart:categories table:cell-range-address="8NN.A3:8NN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8NN.E3:8NN.E7" chart:label-cell-address="8NN.A1:8NN.A1" chart:class="chart:line">
            <chart:data-point chart:repeated="5"/>
          </chart:series>
          <chart:series chart:style-name="ch8" chart:values-cell-range-address="8NN.E11:8NN.E15" chart:label-cell-address="8NN.A9:8NN.A9" chart:class="chart:line">
            <chart:data-point chart:repeated="5"/>
          </chart:series>
          <chart:series chart:style-name="ch9" chart:values-cell-range-address="8NN.E19:8NN.E23" chart:label-cell-address="8NN.A17:8NN.A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8, mean = 0, std = 0</text:p>
                <draw:g>
                  <svg:desc>8NN.A1:8NN.A1</svg:desc>
                </draw:g>
              </table:table-cell>
              <table:table-cell office:value-type="string">
                <text:p>k = 8, mean = 0, std = 0.5</text:p>
                <draw:g>
                  <svg:desc>8NN.A9:8NN.A9</svg:desc>
                </draw:g>
              </table:table-cell>
              <table:table-cell office:value-type="string">
                <text:p>k = 8, mean = 0, std = 5</text:p>
                <draw:g>
                  <svg:desc>8NN.A17:8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8NN.A3:8NN.A7</svg:desc>
                </draw:g>
              </table:table-cell>
              <table:table-cell office:value-type="float" office:value="4.57132054515479">
                <text:p>4.57132054515479</text:p>
                <draw:g>
                  <svg:desc>8NN.E3:8NN.E7</svg:desc>
                </draw:g>
              </table:table-cell>
              <table:table-cell office:value-type="float" office:value="3.85887734405901">
                <text:p>3.85887734405901</text:p>
                <draw:g>
                  <svg:desc>8NN.E11:8NN.E15</svg:desc>
                </draw:g>
              </table:table-cell>
              <table:table-cell office:value-type="float" office:value="4.28548207272317">
                <text:p>4.28548207272317</text:p>
                <draw:g>
                  <svg:desc>8NN.E19:8NN.E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2.01520440800006">
                <text:p>2.01520440800006</text:p>
              </table:table-cell>
              <table:table-cell office:value-type="float" office:value="2.13788570235787">
                <text:p>2.13788570235787</text:p>
              </table:table-cell>
              <table:table-cell office:value-type="float" office:value="2.37383260713187">
                <text:p>2.37383260713187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0.977246458632932">
                <text:p>0.977246458632932</text:p>
              </table:table-cell>
              <table:table-cell office:value-type="float" office:value="0.990613564043243">
                <text:p>0.990613564043243</text:p>
              </table:table-cell>
              <table:table-cell office:value-type="float" office:value="1.41743152930721">
                <text:p>1.41743152930721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491090957962476">
                <text:p>0.491090957962476</text:p>
              </table:table-cell>
              <table:table-cell office:value-type="float" office:value="0.501356974051033">
                <text:p>0.501356974051033</text:p>
              </table:table-cell>
              <table:table-cell office:value-type="float" office:value="1.15991423975267">
                <text:p>1.15991423975267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255273149911381">
                <text:p>0.255273149911381</text:p>
              </table:table-cell>
              <table:table-cell office:value-type="float" office:value="0.272966686890691">
                <text:p>0.272966686890691</text:p>
              </table:table-cell>
              <table:table-cell office:value-type="float" office:value="1.09222136538635">
                <text:p>1.092221365386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7cm" svg:height="9.935cm" xlink:href=".." xlink:type="simple" chart:class="chart:line" chart:style-name="ch1">
        <chart:legend chart:legend-position="end" svg:x="12.172cm" svg:y="4.17cm" style:legend-expansion="high" chart:style-name="ch2"/>
        <chart:plot-area chart:style-name="ch3" svg:x="0.352cm" svg:y="0.198cm" svg:width="11.468cm" svg:height="9.539cm">
          <chart:coordinate-region svg:x="1.081cm" svg:y="0.397cm" svg:width="9.877cm" svg:height="8.693cm"/>
          <chart:axis chart:dimension="x" chart:name="primary-x" chart:style-name="ch4" chartooo:axis-type="auto">
            <chartooo:date-scale/>
            <chart:categories table:cell-range-address="16NN.A3:16NN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6NN.D3:16NN.D7" chart:label-cell-address="16NN.A1:16NN.A1" chart:class="chart:line">
            <chart:data-point chart:repeated="5"/>
          </chart:series>
          <chart:series chart:style-name="ch8" chart:values-cell-range-address="16NN.D11:16NN.D15" chart:label-cell-address="16NN.A9:16NN.A9" chart:class="chart:line">
            <chart:data-point chart:repeated="5"/>
          </chart:series>
          <chart:series chart:style-name="ch9" chart:values-cell-range-address="16NN.D19:16NN.D23" chart:label-cell-address="16NN.A17:16NN.A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= 16, mean = 0, std = 0</text:p>
                <draw:g>
                  <svg:desc>16NN.A1:16NN.A1</svg:desc>
                </draw:g>
              </table:table-cell>
              <table:table-cell office:value-type="string">
                <text:p>k = 16, mean = 0, std = 0.5</text:p>
                <draw:g>
                  <svg:desc>16NN.A9:16NN.A9</svg:desc>
                </draw:g>
              </table:table-cell>
              <table:table-cell office:value-type="string">
                <text:p>k = 16, mean = 0, std = 5</text:p>
                <draw:g>
                  <svg:desc>16NN.A17:16NN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000</text:p>
                <draw:g>
                  <svg:desc>16NN.A3:16NN.A7</svg:desc>
                </draw:g>
              </table:table-cell>
              <table:table-cell office:value-type="float" office:value="6.02566510573098">
                <text:p>6.02566510573098</text:p>
                <draw:g>
                  <svg:desc>16NN.D3:16NN.D7</svg:desc>
                </draw:g>
              </table:table-cell>
              <table:table-cell office:value-type="float" office:value="5.27588504496507">
                <text:p>5.27588504496507</text:p>
                <draw:g>
                  <svg:desc>16NN.D11:16NN.D15</svg:desc>
                </draw:g>
              </table:table-cell>
              <table:table-cell office:value-type="float" office:value="5.27172264363547">
                <text:p>5.27172264363547</text:p>
                <draw:g>
                  <svg:desc>16NN.D19:16NN.D23</svg:desc>
                </draw:g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2.3349693847587">
                <text:p>2.3349693847587</text:p>
              </table:table-cell>
              <table:table-cell office:value-type="float" office:value="2.38923709216713">
                <text:p>2.38923709216713</text:p>
              </table:table-cell>
              <table:table-cell office:value-type="float" office:value="2.51620647134642">
                <text:p>2.51620647134642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1.09151709254235">
                <text:p>1.09151709254235</text:p>
              </table:table-cell>
              <table:table-cell office:value-type="float" office:value="1.0938338593567">
                <text:p>1.0938338593567</text:p>
              </table:table-cell>
              <table:table-cell office:value-type="float" office:value="1.5035005838115">
                <text:p>1.5035005838115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0.522680306493798">
                <text:p>0.522680306493798</text:p>
              </table:table-cell>
              <table:table-cell office:value-type="float" office:value="0.532441719914809">
                <text:p>0.532441719914809</text:p>
              </table:table-cell>
              <table:table-cell office:value-type="float" office:value="1.14891236432162">
                <text:p>1.14891236432162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0.26593904903208">
                <text:p>0.26593904903208</text:p>
              </table:table-cell>
              <table:table-cell office:value-type="float" office:value="0.286586665996945">
                <text:p>0.286586665996945</text:p>
              </table:table-cell>
              <table:table-cell office:value-type="float" office:value="1.03765249695701">
                <text:p>1.037652496957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